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0761fb"/>
    </style:style>
    <style:style style:name="P4" style:family="paragraph" style:parent-style-name="Standard" style:list-style-name="L1">
      <style:text-properties officeooo:paragraph-rsid="071795eb"/>
    </style:style>
    <style:style style:name="P5" style:family="paragraph" style:parent-style-name="Standard" style:list-style-name="L1">
      <style:text-properties officeooo:paragraph-rsid="0553efc7"/>
    </style:style>
    <style:style style:name="P6" style:family="paragraph" style:parent-style-name="Standard" style:list-style-name="L1">
      <style:text-properties officeooo:paragraph-rsid="070e8124"/>
    </style:style>
    <style:style style:name="P7" style:family="paragraph" style:parent-style-name="Standard" style:list-style-name="L1">
      <style:text-properties officeooo:paragraph-rsid="071b122a"/>
    </style:style>
    <style:style style:name="P8" style:family="paragraph" style:parent-style-name="Standard" style:list-style-name="L1">
      <style:text-properties officeooo:paragraph-rsid="070ef669"/>
    </style:style>
    <style:style style:name="P9" style:family="paragraph" style:parent-style-name="Standard" style:list-style-name="L1">
      <style:text-properties officeooo:paragraph-rsid="070f9d24"/>
    </style:style>
    <style:style style:name="P10" style:family="paragraph" style:parent-style-name="Standard" style:list-style-name="L1">
      <style:text-properties officeooo:paragraph-rsid="0774dee9"/>
    </style:style>
    <style:style style:name="P11" style:family="paragraph" style:parent-style-name="Standard" style:list-style-name="L1">
      <style:text-properties officeooo:paragraph-rsid="0790f1b9"/>
    </style:style>
    <style:style style:name="P12" style:family="paragraph" style:parent-style-name="Standard" style:list-style-name="L1">
      <style:text-properties officeooo:paragraph-rsid="06be57e2"/>
    </style:style>
    <style:style style:name="P13" style:family="paragraph" style:parent-style-name="Standard" style:list-style-name="L1">
      <style:text-properties officeooo:paragraph-rsid="06b96ee4"/>
    </style:style>
    <style:style style:name="P14" style:family="paragraph" style:parent-style-name="Standard" style:list-style-name="L1">
      <style:text-properties officeooo:paragraph-rsid="059749dd"/>
    </style:style>
    <style:style style:name="P15" style:family="paragraph" style:parent-style-name="Standard" style:list-style-name="L1">
      <style:text-properties officeooo:paragraph-rsid="0671d243"/>
    </style:style>
    <style:style style:name="P16" style:family="paragraph" style:parent-style-name="Standard" style:list-style-name="L1">
      <style:text-properties officeooo:paragraph-rsid="059f704f"/>
    </style:style>
    <style:style style:name="P17" style:family="paragraph" style:parent-style-name="Standard" style:list-style-name="L1">
      <style:text-properties officeooo:paragraph-rsid="0654d741"/>
    </style:style>
    <style:style style:name="P18" style:family="paragraph" style:parent-style-name="Standard" style:list-style-name="L1">
      <style:text-properties officeooo:paragraph-rsid="05cbcccf"/>
    </style:style>
    <style:style style:name="P19" style:family="paragraph" style:parent-style-name="Standard" style:list-style-name="L1">
      <style:text-properties officeooo:paragraph-rsid="05dc3c7a"/>
    </style:style>
    <style:style style:name="P20" style:family="paragraph" style:parent-style-name="Standard" style:list-style-name="L1">
      <style:text-properties officeooo:paragraph-rsid="074f490e"/>
    </style:style>
    <style:style style:name="P21" style:family="paragraph" style:parent-style-name="Standard" style:list-style-name="L1">
      <style:text-properties officeooo:paragraph-rsid="07ab1038"/>
    </style:style>
    <style:style style:name="P22" style:family="paragraph" style:parent-style-name="Standard" style:list-style-name="L1">
      <style:text-properties officeooo:paragraph-rsid="07ac9fbd"/>
    </style:style>
    <style:style style:name="P23" style:family="paragraph" style:parent-style-name="Standard" style:list-style-name="L1">
      <style:text-properties officeooo:paragraph-rsid="060cc278"/>
    </style:style>
    <style:style style:name="P24" style:family="paragraph" style:parent-style-name="Standard" style:list-style-name="L1">
      <style:text-properties officeooo:paragraph-rsid="07557451"/>
    </style:style>
    <style:style style:name="P25" style:family="paragraph" style:parent-style-name="Standard" style:list-style-name="L1">
      <style:text-properties officeooo:paragraph-rsid="07c526fb"/>
    </style:style>
    <style:style style:name="P26" style:family="paragraph" style:parent-style-name="Standard" style:list-style-name="L1">
      <style:text-properties officeooo:paragraph-rsid="07e64bd4"/>
    </style:style>
    <style:style style:name="P27" style:family="paragraph" style:parent-style-name="Standard" style:list-style-name="L1">
      <style:text-properties officeooo:paragraph-rsid="07e835bc"/>
    </style:style>
    <style:style style:name="P28" style:family="paragraph" style:parent-style-name="Standard" style:list-style-name="L1">
      <style:text-properties officeooo:paragraph-rsid="07d4a8c8"/>
    </style:style>
    <style:style style:name="P29" style:family="paragraph" style:parent-style-name="Standard" style:list-style-name="L1">
      <style:text-properties officeooo:paragraph-rsid="07df41fa"/>
    </style:style>
    <style:style style:name="P30" style:family="paragraph" style:parent-style-name="Standard" style:list-style-name="L1">
      <style:text-properties officeooo:paragraph-rsid="07e4a89b"/>
    </style:style>
    <style:style style:name="P31" style:family="paragraph" style:parent-style-name="Standard" style:list-style-name="L1">
      <style:text-properties officeooo:paragraph-rsid="0787cd8b"/>
    </style:style>
    <style:style style:name="P32" style:family="paragraph" style:parent-style-name="Standard" style:list-style-name="L1">
      <style:text-properties officeooo:paragraph-rsid="0789098f"/>
    </style:style>
    <style:style style:name="P33" style:family="paragraph" style:parent-style-name="Standard" style:list-style-name="L1">
      <style:text-properties officeooo:paragraph-rsid="079785c3"/>
    </style:style>
    <style:style style:name="P34" style:family="paragraph" style:parent-style-name="Standard" style:list-style-name="L1">
      <style:text-properties officeooo:paragraph-rsid="07cdcf90"/>
    </style:style>
    <style:style style:name="P35" style:family="paragraph" style:parent-style-name="Standard" style:list-style-name="L1">
      <style:text-properties officeooo:paragraph-rsid="07cc3b01"/>
    </style:style>
    <style:style style:name="P36" style:family="paragraph" style:parent-style-name="Standard" style:list-style-name="L1">
      <style:text-properties officeooo:paragraph-rsid="078e5c70"/>
    </style:style>
    <style:style style:name="P37" style:family="paragraph" style:parent-style-name="Standard" style:list-style-name="L1">
      <style:text-properties officeooo:paragraph-rsid="07925bdd"/>
    </style:style>
    <style:style style:name="P38" style:family="paragraph" style:parent-style-name="Standard" style:list-style-name="L1">
      <style:text-properties officeooo:paragraph-rsid="079380a6"/>
    </style:style>
    <style:style style:name="P39" style:family="paragraph" style:parent-style-name="Standard" style:list-style-name="L1">
      <style:text-properties officeooo:paragraph-rsid="0794e5a8"/>
    </style:style>
    <style:style style:name="P40" style:family="paragraph" style:parent-style-name="Standard" style:list-style-name="L1">
      <style:text-properties officeooo:paragraph-rsid="0776835e"/>
    </style:style>
    <style:style style:name="P41" style:family="paragraph" style:parent-style-name="Standard" style:list-style-name="L1">
      <style:text-properties officeooo:paragraph-rsid="077ec37b"/>
    </style:style>
    <style:style style:name="P42" style:family="paragraph" style:parent-style-name="Standard" style:list-style-name="L1">
      <style:text-properties officeooo:paragraph-rsid="07814997"/>
    </style:style>
    <style:style style:name="P43" style:family="paragraph" style:parent-style-name="Standard" style:list-style-name="L1">
      <style:text-properties officeooo:paragraph-rsid="077fea79"/>
    </style:style>
    <style:style style:name="P44" style:family="paragraph" style:parent-style-name="Standard" style:list-style-name="L1">
      <style:text-properties officeooo:paragraph-rsid="06ec2a4f"/>
    </style:style>
    <style:style style:name="P45" style:family="paragraph" style:parent-style-name="Standard" style:list-style-name="L1">
      <style:text-properties officeooo:paragraph-rsid="06f1fa67"/>
    </style:style>
    <style:style style:name="P46" style:family="paragraph" style:parent-style-name="Standard" style:list-style-name="L1">
      <style:text-properties officeooo:paragraph-rsid="06ecfa47"/>
    </style:style>
    <style:style style:name="P47" style:family="paragraph" style:parent-style-name="Standard" style:list-style-name="L1">
      <style:text-properties officeooo:paragraph-rsid="06110f1d"/>
    </style:style>
    <style:style style:name="P48" style:family="paragraph" style:parent-style-name="Standard" style:list-style-name="L1">
      <style:text-properties officeooo:paragraph-rsid="061a4cca"/>
    </style:style>
    <style:style style:name="P49" style:family="paragraph" style:parent-style-name="Standard" style:list-style-name="L1">
      <style:text-properties officeooo:paragraph-rsid="062d0d47"/>
    </style:style>
    <style:style style:name="P50" style:family="paragraph" style:parent-style-name="Standard" style:list-style-name="L1">
      <style:text-properties officeooo:paragraph-rsid="0626e6ee"/>
    </style:style>
    <style:style style:name="P51" style:family="paragraph" style:parent-style-name="Standard" style:list-style-name="L1">
      <style:text-properties officeooo:paragraph-rsid="06c064e1"/>
    </style:style>
    <style:style style:name="P52" style:family="paragraph" style:parent-style-name="Standard" style:list-style-name="L1">
      <style:text-properties officeooo:paragraph-rsid="063c5383"/>
    </style:style>
    <style:style style:name="P53" style:family="paragraph" style:parent-style-name="Standard" style:list-style-name="L1">
      <style:text-properties officeooo:paragraph-rsid="064316b2"/>
    </style:style>
    <style:style style:name="P54" style:family="paragraph" style:parent-style-name="Standard" style:list-style-name="L1">
      <style:text-properties officeooo:paragraph-rsid="070734ab"/>
    </style:style>
    <style:style style:name="P55" style:family="paragraph" style:parent-style-name="Standard" style:list-style-name="L1">
      <style:text-properties officeooo:paragraph-rsid="07085461"/>
    </style:style>
    <style:style style:name="P56" style:family="paragraph" style:parent-style-name="Standard" style:list-style-name="L1">
      <style:text-properties officeooo:paragraph-rsid="06bd3679"/>
    </style:style>
    <style:style style:name="P57" style:family="paragraph" style:parent-style-name="Standard" style:list-style-name="L1">
      <style:text-properties officeooo:paragraph-rsid="06cc502f"/>
    </style:style>
    <style:style style:name="P58" style:family="paragraph" style:parent-style-name="Standard" style:list-style-name="L1">
      <style:text-properties officeooo:paragraph-rsid="06fa802d"/>
    </style:style>
    <style:style style:name="P59" style:family="paragraph" style:parent-style-name="Standard" style:list-style-name="L1">
      <style:text-properties officeooo:paragraph-rsid="06e1670a"/>
    </style:style>
    <style:style style:name="P60" style:family="paragraph" style:parent-style-name="Standard" style:list-style-name="L1">
      <style:text-properties officeooo:paragraph-rsid="06f60e7d"/>
    </style:style>
    <style:style style:name="P61" style:family="paragraph" style:parent-style-name="Standard" style:list-style-name="L1">
      <style:text-properties officeooo:paragraph-rsid="06f95a25"/>
    </style:style>
    <style:style style:name="P62" style:family="paragraph" style:parent-style-name="Standard" style:list-style-name="L1">
      <style:text-properties officeooo:paragraph-rsid="065731a0"/>
    </style:style>
    <style:style style:name="P63" style:family="paragraph" style:parent-style-name="Standard" style:list-style-name="L1">
      <style:text-properties officeooo:paragraph-rsid="0681b436"/>
    </style:style>
    <style:style style:name="P64" style:family="paragraph" style:parent-style-name="Standard" style:list-style-name="L1">
      <style:text-properties officeooo:paragraph-rsid="07139531"/>
    </style:style>
    <style:style style:name="P65" style:family="paragraph" style:parent-style-name="Standard" style:list-style-name="L1">
      <style:text-properties officeooo:rsid="03ce45d1" officeooo:paragraph-rsid="07185cb6"/>
    </style:style>
    <style:style style:name="P66" style:family="paragraph" style:parent-style-name="Standard" style:list-style-name="L1">
      <style:text-properties officeooo:rsid="03ce45d1" officeooo:paragraph-rsid="0553efc7"/>
    </style:style>
    <style:style style:name="P67" style:family="paragraph" style:parent-style-name="Standard" style:list-style-name="L1">
      <style:text-properties officeooo:rsid="03ce45d1" officeooo:paragraph-rsid="05836c72"/>
    </style:style>
    <style:style style:name="P68" style:family="paragraph" style:parent-style-name="Standard" style:list-style-name="L1">
      <style:text-properties officeooo:rsid="03ce45d1" officeooo:paragraph-rsid="0593115a"/>
    </style:style>
    <style:style style:name="P69" style:family="paragraph" style:parent-style-name="Standard" style:list-style-name="L1">
      <style:text-properties officeooo:rsid="03ce45d1" officeooo:paragraph-rsid="069d3a68"/>
    </style:style>
    <style:style style:name="P70" style:family="paragraph" style:parent-style-name="Standard" style:list-style-name="L1">
      <style:text-properties officeooo:rsid="03ce45d1" officeooo:paragraph-rsid="07bd3c2f"/>
    </style:style>
    <style:style style:name="P71" style:family="paragraph" style:parent-style-name="Standard" style:list-style-name="L1">
      <style:text-properties officeooo:rsid="03ce45d1" officeooo:paragraph-rsid="07bedf06"/>
    </style:style>
    <style:style style:name="P72" style:family="paragraph" style:parent-style-name="Standard" style:list-style-name="L1">
      <style:text-properties officeooo:rsid="03ce45d1" officeooo:paragraph-rsid="07bf3983"/>
    </style:style>
    <style:style style:name="P73" style:family="paragraph" style:parent-style-name="Standard" style:list-style-name="L1">
      <style:text-properties officeooo:rsid="03ce45d1" officeooo:paragraph-rsid="07c024d1"/>
    </style:style>
    <style:style style:name="P74" style:family="paragraph" style:parent-style-name="Standard" style:list-style-name="L1">
      <style:text-properties officeooo:rsid="03ce45d1" officeooo:paragraph-rsid="06e6575e"/>
    </style:style>
    <style:style style:name="P75" style:family="paragraph" style:parent-style-name="Standard" style:list-style-name="L1">
      <style:text-properties officeooo:rsid="03ce45d1" officeooo:paragraph-rsid="06a6ab11"/>
    </style:style>
    <style:style style:name="P76" style:family="paragraph" style:parent-style-name="Standard" style:list-style-name="L1">
      <style:text-properties officeooo:rsid="03ce45d1" officeooo:paragraph-rsid="05b03e6b"/>
    </style:style>
    <style:style style:name="P77" style:family="paragraph" style:parent-style-name="Standard" style:list-style-name="L1">
      <style:text-properties officeooo:rsid="03ce45d1" officeooo:paragraph-rsid="0714ea3c"/>
    </style:style>
    <style:style style:name="P78" style:family="paragraph" style:parent-style-name="Standard" style:list-style-name="L1">
      <style:text-properties officeooo:rsid="03ce45d1" officeooo:paragraph-rsid="071e665b"/>
    </style:style>
    <style:style style:name="P79" style:family="paragraph" style:parent-style-name="Standard" style:list-style-name="L1">
      <style:text-properties officeooo:rsid="03ce45d1" officeooo:paragraph-rsid="0743820f"/>
    </style:style>
    <style:style style:name="P80" style:family="paragraph" style:parent-style-name="Standard" style:list-style-name="L1">
      <style:text-properties officeooo:rsid="03ce45d1" officeooo:paragraph-rsid="0746dca1"/>
    </style:style>
    <style:style style:name="P81" style:family="paragraph" style:parent-style-name="Standard" style:list-style-name="L1">
      <style:text-properties officeooo:rsid="03ce45d1" officeooo:paragraph-rsid="0747cff2"/>
    </style:style>
    <style:style style:name="P82" style:family="paragraph" style:parent-style-name="Standard" style:list-style-name="L1">
      <style:text-properties officeooo:rsid="03ce45d1" officeooo:paragraph-rsid="06b2438e"/>
    </style:style>
    <style:style style:name="P83" style:family="paragraph" style:parent-style-name="Standard" style:list-style-name="L1">
      <style:text-properties officeooo:rsid="03ce45d1" officeooo:paragraph-rsid="073838ab"/>
    </style:style>
    <style:style style:name="P84" style:family="paragraph" style:parent-style-name="Standard" style:list-style-name="L1">
      <style:text-properties officeooo:rsid="03ce45d1" officeooo:paragraph-rsid="07393900"/>
    </style:style>
    <style:style style:name="P85" style:family="paragraph" style:parent-style-name="Standard" style:list-style-name="L1">
      <style:text-properties officeooo:rsid="03ce45d1" officeooo:paragraph-rsid="073e3f35"/>
    </style:style>
    <style:style style:name="P86" style:family="paragraph" style:parent-style-name="Standard" style:list-style-name="L1">
      <style:text-properties officeooo:rsid="03ce45d1" officeooo:paragraph-rsid="073aa820"/>
    </style:style>
    <style:style style:name="P87" style:family="paragraph" style:parent-style-name="Standard" style:list-style-name="L1">
      <style:text-properties officeooo:rsid="03ce45d1" officeooo:paragraph-rsid="073b7433"/>
    </style:style>
    <style:style style:name="P88" style:family="paragraph" style:parent-style-name="Standard" style:list-style-name="L1">
      <style:text-properties officeooo:rsid="03ce45d1" officeooo:paragraph-rsid="05cbcccf"/>
    </style:style>
    <style:style style:name="P89" style:family="paragraph" style:parent-style-name="Standard" style:list-style-name="L1">
      <style:text-properties officeooo:rsid="03ce45d1" officeooo:paragraph-rsid="05e1bf0c"/>
    </style:style>
    <style:style style:name="P90" style:family="paragraph" style:parent-style-name="Standard" style:list-style-name="L1">
      <style:text-properties officeooo:rsid="03ce45d1" officeooo:paragraph-rsid="06158648"/>
    </style:style>
    <style:style style:name="P91" style:family="paragraph" style:parent-style-name="Standard" style:list-style-name="L1">
      <style:text-properties officeooo:rsid="03ce45d1" officeooo:paragraph-rsid="06c064e1"/>
    </style:style>
    <style:style style:name="P92" style:family="paragraph" style:parent-style-name="Standard" style:list-style-name="L1">
      <style:text-properties officeooo:rsid="03ce45d1" officeooo:paragraph-rsid="065731a0"/>
    </style:style>
    <style:style style:name="P93" style:family="paragraph" style:parent-style-name="Standard" style:list-style-name="L1">
      <style:text-properties officeooo:rsid="03ce45d1" officeooo:paragraph-rsid="07f038fb"/>
    </style:style>
    <style:style style:name="P94" style:family="paragraph" style:parent-style-name="Standard" style:list-style-name="L1">
      <style:text-properties officeooo:rsid="07510ba2" officeooo:paragraph-rsid="07510ba2"/>
    </style:style>
    <style:style style:name="P95" style:family="paragraph" style:parent-style-name="Standard" style:list-style-name="L1">
      <style:text-properties officeooo:rsid="041573b8" officeooo:paragraph-rsid="06ee73b3"/>
    </style:style>
    <style:style style:name="P96" style:family="paragraph" style:parent-style-name="Standard" style:list-style-name="L1">
      <style:text-properties officeooo:rsid="041573b8" officeooo:paragraph-rsid="06ed3297"/>
    </style:style>
    <style:style style:name="P97" style:family="paragraph" style:parent-style-name="Standard" style:list-style-name="L1">
      <style:text-properties officeooo:rsid="041573b8" officeooo:paragraph-rsid="057495dc"/>
    </style:style>
    <style:style style:name="P98" style:family="paragraph" style:parent-style-name="Standard" style:list-style-name="L1">
      <style:text-properties officeooo:rsid="041573b8" officeooo:paragraph-rsid="05779f91"/>
    </style:style>
    <style:style style:name="P99" style:family="paragraph" style:parent-style-name="Standard" style:list-style-name="L1">
      <style:text-properties officeooo:rsid="041573b8" officeooo:paragraph-rsid="057890c7"/>
    </style:style>
    <style:style style:name="P100" style:family="paragraph" style:parent-style-name="Standard" style:list-style-name="L1">
      <style:text-properties officeooo:rsid="041573b8" officeooo:paragraph-rsid="057a96bf"/>
    </style:style>
    <style:style style:name="P101" style:family="paragraph" style:parent-style-name="Standard" style:list-style-name="L1">
      <style:text-properties officeooo:rsid="06734d4c" officeooo:paragraph-rsid="06734d4c"/>
    </style:style>
    <style:style style:name="P102" style:family="paragraph" style:parent-style-name="Standard" style:list-style-name="L1">
      <style:text-properties officeooo:rsid="067bdc88" officeooo:paragraph-rsid="076f8a86"/>
    </style:style>
    <style:style style:name="P103" style:family="paragraph" style:parent-style-name="Standard" style:list-style-name="L1">
      <style:text-properties officeooo:rsid="067bdc88" officeooo:paragraph-rsid="067bdc88"/>
    </style:style>
    <style:style style:name="P104" style:family="paragraph" style:parent-style-name="Preformatted_20_Text" style:list-style-name="L1">
      <style:text-properties officeooo:paragraph-rsid="07f53afc"/>
    </style:style>
    <style:style style:name="P105" style:family="paragraph" style:parent-style-name="Preformatted_20_Text" style:list-style-name="L1">
      <style:text-properties officeooo:paragraph-rsid="07fc1c7d"/>
    </style:style>
    <style:style style:name="P106" style:family="paragraph" style:parent-style-name="Preformatted_20_Text" style:list-style-name="L1">
      <style:text-properties officeooo:paragraph-rsid="07fefcf2"/>
    </style:style>
    <style:style style:name="P107" style:family="paragraph" style:parent-style-name="Preformatted_20_Text" style:list-style-name="L1">
      <style:text-properties officeooo:paragraph-rsid="080053b3"/>
    </style:style>
    <style:style style:name="T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0dcf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0e81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0ef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70f9d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14ea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1b1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1e66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23bf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2c3f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3296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315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2f3aa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3577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3939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3aa82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3d1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3d43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41b8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455a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497e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4aa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502c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5261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5414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5f58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67cb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669d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69bd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6bb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6e1e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6ed9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74d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47c54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47b36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98b5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99e7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9b81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9ab7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a49d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9f6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aaaf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a352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ac9f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ae49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af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b655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b96d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bccc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bed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bdc0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c024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bf39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f03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f210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fb9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fef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80053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4" style:family="text">
      <style:text-properties fo:color="#000000" style:text-line-through-style="none" style:text-line-through-type="none" style:font-name="DejaVu Sans" fo:font-size="9pt" style:text-underline-style="none" fo:font-weight="bold" officeooo:rsid="071e66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5" style:family="text">
      <style:text-properties fo:color="#000000" style:text-line-through-style="none" style:text-line-through-type="none" style:font-name="DejaVu Sans" fo:font-size="9pt" style:text-underline-style="none" fo:font-weight="bold" officeooo:rsid="0486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6" style:family="text">
      <style:text-properties fo:color="#000000" style:text-line-through-style="none" style:text-line-through-type="none" style:font-name="DejaVu Sans" fo:font-size="9pt" style:text-underline-style="none" fo:font-weight="bold" officeooo:rsid="07e9817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7" style:family="text">
      <style:text-properties fo:color="#000000" style:text-line-through-style="none" style:text-line-through-type="none" style:font-name="DejaVu Sans" fo:font-size="9pt" style:text-underline-style="none" fo:font-weight="bold" officeooo:rsid="07f038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8" style:family="text">
      <style:text-properties fo:color="#000000" style:text-line-through-style="none" style:text-line-through-type="none" fo:font-size="9pt" style:text-underline-style="none" fo:font-weight="normal" officeooo:rsid="07f038fb" style:text-blinking="false" fo:background-color="#ffffff" loext:char-shading-value="0" style:font-size-asian="9pt" style:font-weight-asian="normal" style:font-size-complex="9pt" style:font-weight-complex="normal" loext:padding="0cm" loext:border="none"/>
    </style:style>
    <style:style style:name="T89" style:family="text">
      <style:text-properties fo:color="#000000" style:text-line-through-style="none" style:text-line-through-type="none" fo:font-size="9pt" style:text-underline-style="none" fo:font-weight="normal" officeooo:rsid="080053b3" style:text-blinking="false" fo:background-color="#ffffff" loext:char-shading-value="0" style:font-size-asian="9pt" style:font-weight-asian="normal" style:font-size-complex="9pt" style:font-weight-complex="normal" loext:padding="0cm" loext:border="none"/>
    </style:style>
    <style:style style:name="T90" style:family="text">
      <style:text-properties fo:color="#000000" style:text-line-through-style="none" style:text-line-through-type="none" fo:font-size="9pt" style:text-underline-style="none" fo:font-weight="bold" officeooo:rsid="043c6ecc" style:text-blinking="false" fo:background-color="#ffffff" loext:char-shading-value="0" style:font-size-asian="9pt" style:font-weight-asian="bold" style:font-size-complex="9pt" style:font-weight-complex="bold" loext:padding="0cm" loext:border="none"/>
    </style:style>
    <style:style style:name="T91" style:family="text">
      <style:text-properties fo:color="#000000" style:text-line-through-style="none" style:text-line-through-type="none" fo:font-size="9pt" style:text-underline-style="none" fo:font-weight="bold" officeooo:rsid="07fc1c7d" style:text-blinking="false" fo:background-color="#ffffff" loext:char-shading-value="0" style:font-size-asian="9pt" style:font-weight-asian="bold" style:font-size-complex="9pt" style:font-weight-complex="bold" loext:padding="0cm" loext:border="none"/>
    </style:style>
    <style:style style:name="T92" style:family="text">
      <style:text-properties fo:color="#000000" style:text-line-through-style="none" style:text-line-through-type="none" fo:font-size="9pt" style:text-underline-style="none" fo:font-weight="bold" officeooo:rsid="07fde7f6" style:text-blinking="false" fo:background-color="#ffffff" loext:char-shading-value="0" style:font-size-asian="9pt" style:font-weight-asian="bold" style:font-size-complex="9pt" style:font-weight-complex="bold" loext:padding="0cm" loext:border="none"/>
    </style:style>
    <style:style style:name="T93" style:family="text">
      <style:text-properties fo:color="#000000" style:text-line-through-style="none" style:text-line-through-type="none" style:font-name="Calibri" fo:font-size="9pt" style:text-underline-style="none" fo:font-weight="normal" officeooo:rsid="047687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Calibri" fo:font-size="9pt" style:text-underline-style="none" fo:font-weight="normal" officeooo:rsid="0476e9c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Calibri" fo:font-size="9pt" style:text-underline-style="none" fo:font-weight="normal" officeooo:rsid="0478e5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Calibri" fo:font-size="9pt" style:text-underline-style="none" fo:font-weight="normal" officeooo:rsid="0475c2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Calibri" fo:font-size="9pt" style:text-underline-style="none" fo:font-weight="normal" officeooo:rsid="043cdd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Calibri" fo:font-size="9pt" style:text-underline-style="none" fo:font-weight="normal" officeooo:rsid="043b31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Calibri" fo:font-size="9pt" style:text-underline-style="none" fo:font-weight="normal" officeooo:rsid="043b4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Calibri" fo:font-size="9pt" style:text-underline-style="none" fo:font-weight="normal" officeooo:rsid="0441bb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Calibri" fo:font-size="9pt" style:text-underline-style="none" fo:font-weight="normal" officeooo:rsid="04372c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Calibri" fo:font-size="9pt" style:text-underline-style="none" fo:font-weight="normal" officeooo:rsid="04380a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Calibri" fo:font-size="9pt" style:text-underline-style="none" fo:font-weight="normal" officeooo:rsid="043db7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Calibri" fo:font-size="9pt" style:text-underline-style="none" fo:font-weight="normal" officeooo:rsid="04391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Calibri" fo:font-size="9pt" style:text-underline-style="none" fo:font-weight="normal" officeooo:rsid="044707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Calibri"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Calibri" fo:font-size="9pt" style:text-underline-style="none" fo:font-weight="normal" officeooo:rsid="07575c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Calibri" fo:font-size="9pt" style:text-underline-style="none" fo:font-weight="normal" officeooo:rsid="07576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Calibri" fo:font-size="9pt" style:text-underline-style="none" fo:font-weight="normal" officeooo:rsid="075a7a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Calibri" fo:font-size="9pt" style:text-underline-style="none" fo:font-weight="normal" officeooo:rsid="075c69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Calibri" fo:font-size="9pt" style:text-underline-style="none" fo:font-weight="normal" officeooo:rsid="076d25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Calibri" fo:font-size="9pt" style:text-underline-style="none" fo:font-weight="normal" officeooo:rsid="077683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Calibri" fo:font-size="9pt" style:text-underline-style="none" fo:font-weight="normal" officeooo:rsid="04533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Calibri" fo:font-size="9pt" style:text-underline-style="none" fo:font-weight="normal" officeooo:rsid="04537b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Calibri" fo:font-size="9pt" style:text-underline-style="none" fo:font-weight="normal" officeooo:rsid="0790f1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Calibri" fo:font-size="9pt" style:text-underline-style="none" fo:font-weight="normal" officeooo:rsid="044af4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Calibri" fo:font-size="9pt" style:text-underline-style="none" fo:font-weight="normal" officeooo:rsid="044cce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Calibri" fo:font-size="9pt" style:text-underline-style="none" fo:font-weight="normal" officeooo:rsid="044e9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Calibri" fo:font-size="9pt" style:text-underline-style="none" fo:font-weight="normal" officeooo:rsid="07a34b9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Calibri" fo:font-size="9pt" style:text-underline-style="none" fo:font-weight="normal" officeooo:rsid="07c32a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Calibri" fo:font-size="9pt" style:text-underline-style="none" fo:font-weight="normal" officeooo:rsid="07c331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Calibri" fo:font-size="9pt" style:text-underline-style="none" fo:font-weight="normal" officeooo:rsid="07c526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Calibri" fo:font-size="9pt" style:text-underline-style="none" fo:font-weight="normal" officeooo:rsid="07c6b5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Calibri" fo:font-size="9pt" style:text-underline-style="none" fo:font-weight="normal" officeooo:rsid="07c726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Calibri" fo:font-size="9pt" style:text-underline-style="none" fo:font-weight="normal" officeooo:rsid="07c91b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Calibri" fo:font-size="9pt" style:text-underline-style="none" fo:font-weight="normal" officeooo:rsid="07ca1b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Calibri" fo:font-size="9pt" style:text-underline-style="none" fo:font-weight="normal" officeooo:rsid="07cc3b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Calibri" fo:font-size="9pt" style:text-underline-style="none" fo:font-weight="normal" officeooo:rsid="07cd9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Calibri" fo:font-size="9pt" style:text-underline-style="none" fo:font-weight="normal" officeooo:rsid="07cf17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Calibri" fo:font-size="9pt" style:text-underline-style="none" fo:font-weight="normal" officeooo:rsid="07d0b9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Calibri" fo:font-size="9pt" style:text-underline-style="none" fo:font-weight="normal" officeooo:rsid="07d43c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Calibri" fo:font-size="9pt" style:text-underline-style="none" fo:font-weight="normal" officeooo:rsid="07d4a8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Calibri" fo:font-size="9pt" style:text-underline-style="none" fo:font-weight="normal" officeooo:rsid="07d501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Calibri" fo:font-size="9pt" style:text-underline-style="none" fo:font-weight="normal" officeooo:rsid="07d58b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Calibri" fo:font-size="9pt" style:text-underline-style="none" fo:font-weight="normal" officeooo:rsid="07d71a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Calibri" fo:font-size="9pt" style:text-underline-style="none" fo:font-weight="normal" officeooo:rsid="07d7eb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Calibri" fo:font-size="9pt" style:text-underline-style="none" fo:font-weight="normal" officeooo:rsid="07d909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Calibri" fo:font-size="9pt" style:text-underline-style="none" fo:font-weight="normal" officeooo:rsid="07dae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Calibri" fo:font-size="9pt" style:text-underline-style="none" fo:font-weight="normal" officeooo:rsid="07de97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Calibri" fo:font-size="9pt" style:text-underline-style="none" fo:font-weight="normal" officeooo:rsid="07df41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Calibri" fo:font-size="9pt" style:text-underline-style="none" fo:font-weight="normal" officeooo:rsid="07e0bc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Calibri" fo:font-size="9pt" style:text-underline-style="none" fo:font-weight="normal" officeooo:rsid="07e15c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Calibri" fo:font-size="9pt" style:text-underline-style="none" fo:font-weight="normal" officeooo:rsid="07e35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Calibri" fo:font-size="9pt" style:text-underline-style="none" fo:font-weight="normal" officeooo:rsid="07e4a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Calibri" fo:font-size="9pt" style:text-underline-style="none" fo:font-weight="normal" officeooo:rsid="07e64b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Calibri" fo:font-size="9pt" style:text-underline-style="none" fo:font-weight="bold" officeooo:rsid="0475c2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1" style:family="text">
      <style:text-properties fo:color="#000000" style:text-line-through-style="none" style:text-line-through-type="none" style:font-name="Calibri" fo:font-size="9pt" style:text-underline-style="none" fo:font-weight="bold" officeooo:rsid="0476873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2" style:family="text">
      <style:text-properties fo:color="#000000" style:text-line-through-style="none" style:text-line-through-type="none" style:font-name="Calibri" fo:font-size="9pt" style:text-underline-style="none" fo:font-weight="bold" officeooo:rsid="077ec37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3" style:family="text">
      <style:text-properties fo:color="#000000" style:text-line-through-style="none" style:text-line-through-type="none" style:font-name="Calibri" fo:font-size="9pt" style:text-underline-style="none" fo:font-weight="bold" officeooo:rsid="048df4f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4" style:family="text">
      <style:text-properties fo:color="#000000" style:text-line-through-style="none" style:text-line-through-type="none" style:font-name="Calibri" fo:font-size="9pt" style:text-underline-style="none" fo:font-weight="bold" officeooo:rsid="0449735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5" style:family="text">
      <style:text-properties fo:color="#000000" style:text-line-through-style="none" style:text-line-through-type="none" style:font-name="Calibri" fo:font-size="9pt" style:text-underline-style="none" fo:font-weight="bold" officeooo:rsid="07cc3b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6" style:family="text">
      <style:text-properties fo:color="#000000" style:text-line-through-style="none" style:text-line-through-type="none" style:font-name="Calibri" fo:font-size="9pt" style:text-underline-style="none" fo:font-weight="bold" officeooo:rsid="07d0b9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7" style:family="text">
      <style:text-properties fo:color="#000000" style:text-line-through-style="none" style:text-line-through-type="none" style:font-name="Calibri" fo:font-size="9pt" style:text-underline-style="none" fo:font-weight="bold" officeooo:rsid="077683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8" style:family="text">
      <style:text-properties fo:color="#000000" style:text-line-through-style="none" style:text-line-through-type="none" style:font-name="Calibri" fo:font-size="9pt" style:text-underline-style="none" fo:font-weight="bold" officeooo:rsid="07d4a8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59" style:family="text">
      <style:text-properties fo:color="#000000" style:text-line-through-style="none" style:text-line-through-type="none" style:font-name="Calibri" fo:font-size="9pt" style:text-underline-style="none" fo:font-weight="bold" officeooo:rsid="07c526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0" style:family="text">
      <style:text-properties fo:color="#000000" style:text-line-through-style="none" style:text-line-through-type="none" style:font-name="Calibri" fo:font-size="9pt" style:text-underline-style="none" fo:font-weight="bold" officeooo:rsid="07c32a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1" style:family="text">
      <style:text-properties fo:color="#000000" style:text-line-through-style="none" style:text-line-through-type="none" style:font-name="Calibri" fo:font-size="9pt" style:text-underline-style="none" fo:font-weight="bold" officeooo:rsid="07dae7e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2" style:family="text">
      <style:text-properties fo:color="#000000" style:text-line-through-style="none" style:text-line-through-type="none" style:font-name="Calibri" fo:font-size="9pt" style:text-underline-style="none" fo:font-weight="bold" officeooo:rsid="07e64bd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3" style:family="text">
      <style:text-properties fo:color="#000000" style:text-line-through-style="none" style:text-line-through-type="none" style:font-name="Calibri" fo:font-size="9pt" style:text-underline-style="none" fo:font-weight="bold" officeooo:rsid="07e835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4" style:family="text">
      <style:text-properties fo:color="#000000" style:text-line-through-style="none" style:text-line-through-type="none" style:font-name="Calibri" fo:font-size="9pt" style:text-underline-style="none" officeooo:rsid="048df4f1" style:text-blinking="false" fo:background-color="#ffffff" loext:char-shading-value="0" style:font-name-asian="Times New Roman1" style:font-size-asian="9pt" style:font-name-complex="Arial" style:font-size-complex="9pt" loext:padding="0cm" loext:border="none"/>
    </style:style>
    <style:style style:name="T165" style:family="text">
      <style:text-properties fo:color="#000000" style:text-line-through-style="none" style:text-line-through-type="none" style:text-position="super 58%" style:font-name="Calibri" fo:font-size="9pt" style:text-underline-style="none" fo:font-weight="normal" officeooo:rsid="07e835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ff0000"/>
    </style:style>
    <style:style style:name="T16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6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73838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486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ff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ff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ff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ff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ff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ff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ff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ff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ff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ff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ff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ff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ff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ff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ff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ff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ff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ff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ff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ff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ff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ff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ff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ff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ff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ff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ff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ff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ff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ff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ff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ff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ff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ff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ff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ff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ff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ff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ff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ff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ff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ff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ff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ff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ff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ff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ff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ff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ff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ff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ff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ff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ff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ff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ff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ff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ff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ff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ff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ff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ff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ff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ff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ff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ff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ff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ff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ff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ff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ff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ff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ff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ff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7" style:family="text">
      <style:text-properties fo:color="#ff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8" style:family="text">
      <style:text-properties fo:color="#ff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9" style:family="text">
      <style:text-properties fo:color="#ff0000" style:text-line-through-style="none" style:text-line-through-type="none" style:font-name="DejaVu Sans" fo:font-size="9pt" style:text-underline-style="none" fo:font-weight="normal" officeooo:rsid="044873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0" style:family="text">
      <style:text-properties fo:color="#ff0000" style:text-line-through-style="none" style:text-line-through-type="none" style:font-name="DejaVu Sans" fo:font-size="9pt" style:text-underline-style="none" fo:font-weight="normal" officeooo:rsid="07bd3c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1" style:family="text">
      <style:text-properties fo:color="#ff0000" style:text-line-through-style="none" style:text-line-through-type="none" style:font-name="DejaVu Sans" fo:font-size="9pt" style:text-underline-style="none" fo:font-weight="normal" officeooo:rsid="07fa8e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2" style:family="text">
      <style:text-properties fo:color="#ff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323" style:family="text">
      <style:text-properties fo:color="#ff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324" style:family="text">
      <style:text-properties fo:color="#ff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325" style:family="text">
      <style:text-properties fo:color="#ff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26" style:family="text">
      <style:text-properties fo:color="#ff0000" style:text-line-through-style="none" style:text-line-through-type="none" style:font-name="Calibri" fo:font-size="9pt" style:text-underline-style="none" fo:font-weight="normal" officeooo:rsid="045765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7" style:family="text">
      <style:text-properties fo:color="#ff0000" style:text-line-through-style="none" style:text-line-through-type="none" style:font-name="Calibri" fo:font-size="9pt" style:text-underline-style="none" fo:font-weight="normal" officeooo:rsid="07714d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8" style:family="text">
      <style:text-properties fo:color="#ff0000" style:text-line-through-style="none" style:text-line-through-type="none" style:font-name="Calibri" fo:font-size="9pt" style:text-underline-style="none" fo:font-weight="normal" officeooo:rsid="048df4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9" style:family="text">
      <style:text-properties fo:color="#ff0000" style:text-line-through-style="none" style:text-line-through-type="none" style:font-name="Calibri" fo:font-size="9pt" style:text-underline-style="none" fo:font-weight="normal" officeooo:rsid="044973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0" style:family="text">
      <style:text-properties fo:color="#ff0000" style:text-line-through-style="none" style:text-line-through-type="none" style:font-name="Calibri" fo:font-size="9pt" style:text-underline-style="none" fo:font-weight="normal" officeooo:rsid="04840b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1" style:family="text">
      <style:text-properties fo:color="#ff0000" style:text-line-through-style="none" style:text-line-through-type="none" style:font-name="Calibri" fo:font-size="9pt" style:text-underline-style="none" officeooo:rsid="04497356" style:text-blinking="false" fo:background-color="#ffffff" loext:char-shading-value="0" style:font-name-asian="Times New Roman1" style:font-size-asian="9pt" style:font-name-complex="Arial" style:font-size-complex="9pt" loext:padding="0cm" loext:border="none"/>
    </style:style>
    <style:style style:name="T332" style:family="text">
      <style:text-properties fo:color="#ff0000" style:font-name="DejaVu Sans" fo:font-size="9pt" style:font-size-asian="9pt" style:font-size-complex="9pt"/>
    </style:style>
    <style:style style:name="T333" style:family="text">
      <style:text-properties fo:color="#ff0000" officeooo:rsid="08a24a37"/>
    </style:style>
    <style:style style:name="T334" style:family="text">
      <style:text-properties fo:font-variant="normal" fo:text-transform="none" fo:color="#ff0000" style:text-line-through-style="none" style:text-line-through-type="none" style:font-name="DejaVu Sans" fo:font-size="9pt" fo:font-style="normal" style:text-underline-style="none" fo:font-weight="normal" officeooo:rsid="07139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5" style:family="text">
      <style:text-properties officeooo:rsid="070cb7ab"/>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text:span text:style-name="T335">witter</text:span></text:p>
      <text:p text:style-name="P2">()</text:p>
      <text:list xml:id="list85632743418049839" text:style-name="L1">
        <text:list-item>
          <text:p text:style-name="P3"><text:span text:style-name="Source_20_Text"><text:span text:style-name="T167">What is this system and why is this used?</text:span></text:span></text:p>
          <text:list>
            <text:list-item>
              <text:p text:style-name="P4"><text:span text:style-name="Source_20_Text"><text:span text:style-name="T15">Twitter is an online social networking service where users post and read short 140-character messages called "tweets."</text:span></text:span></text:p>
            </text:list-item>
            <text:list-item>
              <text:p text:style-name="P4"><text:span text:style-name="Source_20_Text"><text:span text:style-name="T15">Registered users can post and read tweets, but those who are not registered can only read them.</text:span></text:span></text:p>
            </text:list-item>
            <text:list-item>
              <text:p text:style-name="P4"><text:span text:style-name="Source_20_Text"><text:span text:style-name="T15">Users access Twitter through their website interface, SMS, or mobile app.</text:span></text:span></text:p>
            </text:list-item>
          </text:list>
        </text:list-item>
        <text:list-item>
          <text:p text:style-name="P65"><text:span text:style-name="Source_20_Text"><text:span text:style-name="T168">Goals and Requirement</text:span></text:span><text:span text:style-name="Source_20_Text"><text:span text:style-name="T169">s</text:span></text:span><text:span text:style-name="Source_20_Text"><text:span text:style-name="T168"> of the system:</text:span></text:span></text:p>
          <text:p text:style-name="P65"><text:span text:style-name="Source_20_Text"><text:span text:style-name="T16">We will be designing a simpler version of Twitter with the following requirements:</text:span></text:span></text:p>
          <text:list>
            <text:list-item>
              <text:p text:style-name="P5"><text:span text:style-name="Source_20_Text"><text:span text:style-name="T169">functional requirements</text:span></text:span></text:p>
              <text:list>
                <text:list-item>
                  <text:p text:style-name="P6"><text:span text:style-name="Source_20_Text"><text:span text:style-name="T16">Users should be able to post new tweets.</text:span></text:span></text:p>
                </text:list-item>
                <text:list-item>
                  <text:p text:style-name="P6"><text:span text:style-name="Source_20_Text"><text:span text:style-name="T16">A user should be able to follow other users. </text:span></text:span><text:span text:style-name="Source_20_Text"><text:span text:style-name="T37">If a user is following someone, he should be able to </text:span></text:span><text:span text:style-name="Source_20_Text"><text:span text:style-name="T38">see that person’s tweets in his timeline.</text:span></text:span></text:p>
                </text:list-item>
                <text:list-item>
                  <text:p text:style-name="P6"><text:span text:style-name="Source_20_Text"><text:span text:style-name="T16">Users should be able to mark tweets as favorites.</text:span></text:span></text:p>
                </text:list-item>
                <text:list-item>
                  <text:p text:style-name="P7"><text:span text:style-name="Source_20_Text"><text:span text:style-name="T20">Users should be able to reply a tweet.</text:span></text:span></text:p>
                </text:list-item>
                <text:list-item>
                  <text:p text:style-name="P6"><text:span text:style-name="Source_20_Text"><text:span text:style-name="T16">The service should be able to create and display a user’s timeline consisting of top tweets from all the people the user follows. </text:span></text:span><text:span text:style-name="Source_20_Text"><text:span text:style-name="T36">There are two types of timelines:</text:span></text:span></text:p>
                  <text:list>
                    <text:list-item>
                      <text:p text:style-name="P94"><text:span text:style-name="Source_20_Text"><text:span text:style-name="T97">user</text:span></text:span><text:span text:style-name="Source_20_Text"><text:span text:style-name="T98"> timeline: </text:span></text:span><text:span text:style-name="Source_20_Text"><text:span text:style-name="T99">Here I see my tweets and the tweets which I retweeted </text:span></text:span><text:span text:style-name="Source_20_Text"><text:span text:style-name="T100">(easy to design)</text:span></text:span><text:span text:style-name="Source_20_Text"><text:span text:style-name="T99">,</text:span></text:span></text:p>
                    </text:list-item>
                    <text:list-item>
                      <text:p text:style-name="P94"><text:span text:style-name="Source_20_Text"><text:span text:style-name="T98">home timeline:</text:span></text:span><text:span text:style-name="Source_20_Text"><text:span text:style-name="T101"> </text:span></text:span><text:span text:style-name="Source_20_Text"><text:span text:style-name="T102">Where </text:span></text:span><text:span text:style-name="Source_20_Text"><text:span text:style-name="T103">I</text:span></text:span><text:span text:style-name="Source_20_Text"><text:span text:style-name="T102"> see other people tweets to whom </text:span></text:span><text:span text:style-name="Source_20_Text"><text:span text:style-name="T103">I</text:span></text:span><text:span text:style-name="Source_20_Text"><text:span text:style-name="T102"> follow and the tweets of those persons to whom </text:span></text:span><text:span text:style-name="Source_20_Text"><text:span text:style-name="T103">I</text:span></text:span><text:span text:style-name="Source_20_Text"><text:span text:style-name="T102"> don’t follow directly but </text:span></text:span><text:span text:style-name="Source_20_Text"><text:span text:style-name="T104">somebody else of the people </text:span></text:span><text:span text:style-name="Source_20_Text"><text:span text:style-name="T103">I</text:span></text:span><text:span text:style-name="Source_20_Text"><text:span text:style-name="T104"> follow</text:span></text:span><text:span text:style-name="Source_20_Text"><text:span text:style-name="T102"> reacted on </text:span></text:span><text:span text:style-name="Source_20_Text"><text:span text:style-name="T104">that tweet </text:span></text:span><text:span text:style-name="Source_20_Text"><text:span text:style-name="T100">(difficult to design)</text:span></text:span><text:span text:style-name="Source_20_Text"><text:span text:style-name="T102">,</text:span></text:span></text:p>
                    </text:list-item>
                  </text:list>
                </text:list-item>
                <text:list-item>
                  <text:p text:style-name="P6"><text:span text:style-name="Source_20_Text"><text:span text:style-name="T16">Tweets can contain photos and videos.</text:span></text:span></text:p>
                </text:list-item>
              </text:list>
            </text:list-item>
            <text:list-item>
              <text:p text:style-name="P5"><text:span text:style-name="Source_20_Text"><text:span text:style-name="T169">non-functional requirements</text:span></text:span></text:p>
              <text:list>
                <text:list-item>
                  <text:p text:style-name="P8"><text:span text:style-name="Source_20_Text"><text:span text:style-name="T17">Our service needs to be highly available.</text:span></text:span></text:p>
                </text:list-item>
                <text:list-item>
                  <text:p text:style-name="P8"><text:span text:style-name="Source_20_Text"><text:span text:style-name="T17">Acceptable latency of the system is 200ms for timeline generation.</text:span></text:span></text:p>
                </text:list-item>
                <text:list-item>
                  <text:p text:style-name="P8"><text:span text:style-name="Source_20_Text"><text:span text:style-name="T17">Consistency can take a hit (in the interest of availability); if a user doesn’t see a tweet for a while, it should be fine. </text:span></text:span><text:span text:style-name="Source_20_Text"><text:span text:style-name="T70">Means, we care more about availability and a little bit less about consistency in a extremely tight time frame. </text:span></text:span><text:span text:style-name="Source_20_Text"><text:span text:style-name="T71">Here what we need is eventual consistency.</text:span></text:span></text:p>
                </text:list-item>
              </text:list>
            </text:list-item>
            <text:list-item>
              <text:p text:style-name="P5"><text:span text:style-name="Source_20_Text"><text:span text:style-name="T169">extended requirements</text:span></text:span></text:p>
              <text:list>
                <text:list-item>
                  <text:p text:style-name="P9"><text:span text:style-name="Source_20_Text"><text:span text:style-name="T18">Searching for tweets.</text:span></text:span></text:p>
                </text:list-item>
                <text:list-item>
                  <text:p text:style-name="P9"><text:span text:style-name="Source_20_Text"><text:span text:style-name="T18">Trending topics – current hot topics/searches.</text:span></text:span></text:p>
                </text:list-item>
                <text:list-item>
                  <text:p text:style-name="P9"><text:span text:style-name="Source_20_Text"><text:span text:style-name="T18">Tagging other users.</text:span></text:span></text:p>
                </text:list-item>
                <text:list-item>
                  <text:p text:style-name="P9"><text:span text:style-name="Source_20_Text"><text:span text:style-name="T18">Tweet Notification.</text:span></text:span></text:p>
                </text:list-item>
                <text:list-item>
                  <text:p text:style-name="P9"><text:span text:style-name="Source_20_Text"><text:span text:style-name="T18">Who to follow? Suggestions?</text:span></text:span></text:p>
                </text:list-item>
                <text:list-item>
                  <text:p text:style-name="P9"><text:span text:style-name="Source_20_Text"><text:span text:style-name="T18">Moments,</text:span></text:span></text:p>
                </text:list-item>
                <text:list-item>
                  <text:p text:style-name="P10"><text:span text:style-name="Source_20_Text"><text:span text:style-name="T46">Deletion of a tweet,</text:span></text:span></text:p>
                </text:list-item>
                <text:list-item>
                  <text:p text:style-name="P10"><text:span text:style-name="Source_20_Text"><text:span text:style-name="T46">Deletion of a user,</text:span></text:span></text:p>
                </text:list-item>
                <text:list-item>
                  <text:p text:style-name="P11"><text:span text:style-name="Source_20_Text"><text:span text:style-name="T115">search pipeline such as elastic search,</text:span></text:span></text:p>
                </text:list-item>
                <text:list-item>
                  <text:p text:style-name="P11"><text:span text:style-name="Source_20_Text"><text:span text:style-name="T116">notifications </text:span></text:span><text:span text:style-name="Source_20_Text"><text:span text:style-name="T117">and push notifications to the users,</text:span></text:span></text:p>
                </text:list-item>
              </text:list>
            </text:list-item>
          </text:list>
        </text:list-item>
        <text:list-item>
          <text:p text:style-name="P12"><text:span text:style-name="Source_20_Text"><text:span text:style-name="T214">Workflow:</text:span></text:span></text:p>
        </text:list-item>
        <text:list-item>
          <text:p text:style-name="P12"><text:span text:style-name="Source_20_Text"><text:span text:style-name="T170">Nature of business:</text:span></text:span></text:p>
          <text:list>
            <text:list-item>
              <text:p text:style-name="P95"><text:span text:style-name="Source_20_Text"><text:span text:style-name="T220">What type of tinyurl do we need?</text:span></text:span></text:p>
              <text:p text:style-name="P96"><text:span text:style-name="Source_20_Text"><text:span text:style-name="T237">The tiny url will have two parts: one will be domain name and the other will be random value appended to that. </text:span></text:span><text:span text:style-name="Source_20_Text"><text:span text:style-name="T219">As in the tiny url service, we try to make the url as small as possible. So we try to purchase <text:s/>domain name as small as possible.</text:span></text:span></text:p>
            </text:list-item>
            <text:list-item>
              <text:p text:style-name="P96"><text:span text:style-name="Source_20_Text"><text:span text:style-name="T171">some of the features </text:span></text:span><text:span text:style-name="Source_20_Text"><text:span text:style-name="T172">need to</text:span></text:span><text:span text:style-name="Source_20_Text"><text:span text:style-name="T171"> be faster than the others,</text:span></text:span></text:p>
              <text:p text:style-name="P97"><text:span text:style-name="Source_20_Text"><text:span text:style-name="T240">Read should be faster than write.</text:span></text:span></text:p>
            </text:list-item>
            <text:list-item>
              <text:p text:style-name="P98"><text:span text:style-name="Source_20_Text"><text:span text:style-name="T171">some of the features </text:span></text:span><text:span text:style-name="Source_20_Text"><text:span text:style-name="T172">can</text:span></text:span><text:span text:style-name="Source_20_Text"><text:span text:style-name="T171"> be used more than the others during some specific time,</text:span></text:span></text:p>
              <text:p text:style-name="P98"><text:span text:style-name="Source_20_Text"><text:span text:style-name="T241">A</text:span></text:span><text:span text:style-name="Source_20_Text"><text:span text:style-name="T242">ny shortUrl published on facebook or twitter will be used very large number of times in first two hours and after that no-one will care about that.</text:span></text:span></text:p>
            </text:list-item>
            <text:list-item>
              <text:p text:style-name="P99"><text:span text:style-name="Source_20_Text"><text:span text:style-name="T171">some of the features </text:span></text:span><text:span text:style-name="Source_20_Text"><text:span text:style-name="T172">can</text:span></text:span><text:span text:style-name="Source_20_Text"><text:span text:style-name="T171"> be used more than the others </text:span></text:span><text:span text:style-name="Source_20_Text"><text:span text:style-name="T173">from</text:span></text:span><text:span text:style-name="Source_20_Text"><text:span text:style-name="T171"> some specific </text:span></text:span><text:span text:style-name="Source_20_Text"><text:span text:style-name="T173">geolocation</text:span></text:span><text:span text:style-name="Source_20_Text"><text:span text:style-name="T171">,</text:span></text:span></text:p>
              <text:p text:style-name="P100"><text:span text:style-name="Source_20_Text"><text:span text:style-name="T243">Any shortUrl published on facebook or twitter will be used mostly by the users of that country or geolocation </text:span></text:span><text:span text:style-name="Source_20_Text"><text:span text:style-name="T244">so CDN will help much in our case.</text:span></text:span></text:p>
            </text:list-item>
          </text:list>
        </text:list-item>
        <text:list-item>
          <text:p text:style-name="P5"><text:span text:style-name="Source_20_Text"><text:span text:style-name="T174">Type of users:</text:span></text:span></text:p>
          <text:list>
            <text:list-item>
              <text:p text:style-name="P66"><text:soft-page-break/><text:span text:style-name="Source_20_Text"><text:span text:style-name="T175">Public users,</text:span></text:span></text:p>
              <text:p text:style-name="P67"><text:span text:style-name="Source_20_Text"><text:span text:style-name="T245">There will be public users who will be able to create public tiny urls.</text:span></text:span></text:p>
            </text:list-item>
            <text:list-item>
              <text:p text:style-name="P66"><text:span text:style-name="Source_20_Text"><text:span text:style-name="T176">Private use</text:span></text:span><text:span text:style-name="Source_20_Text"><text:span text:style-name="T175">rs,</text:span></text:span></text:p>
              <text:list>
                <text:list-item>
                  <text:p text:style-name="P68"><text:span text:style-name="Source_20_Text"><text:span text:style-name="T246">The private users will be able to generate private tiny urls as well which could only be </text:span></text:span><text:span text:style-name="Source_20_Text"><text:span text:style-name="T247">accessed</text:span></text:span><text:span text:style-name="Source_20_Text"><text:span text:style-name="T246"> by the certain set of users.</text:span></text:span></text:p>
                </text:list-item>
                <text:list-item>
                  <text:p text:style-name="P68"><text:span text:style-name="Source_20_Text"><text:span text:style-name="T248">The private users will be able to generate customTinyUrls.</text:span></text:span></text:p>
                </text:list-item>
              </text:list>
            </text:list-item>
            <text:list-item>
              <text:p text:style-name="P66"><text:span text:style-name="Source_20_Text"><text:span text:style-name="T176">Admin user,</text:span></text:span></text:p>
              <text:p text:style-name="P69"><text:span text:style-name="Source_20_Text"><text:span text:style-name="T249">T</text:span></text:span><text:span text:style-name="Source_20_Text"><text:span text:style-name="T250">he informations extracted </text:span></text:span><text:span text:style-name="Source_20_Text"><text:span text:style-name="T251">from analytics data should be provided to the admin user on the dashboard and he should be able to change the </text:span></text:span><text:span text:style-name="Source_20_Text"><text:span text:style-name="T252">settings and configuration of the site.</text:span></text:span></text:p>
            </text:list-item>
          </text:list>
        </text:list-item>
        <text:list-item>
          <text:p text:style-name="P66"><text:span text:style-name="Source_20_Text"><text:span text:style-name="T177">Some Design Considerations,</text:span></text:span></text:p>
          <text:list>
            <text:list-item>
              <text:p text:style-name="P13"><text:span text:style-name="Source_20_Text"><text:span text:style-name="T223">Limits on size of custom url:</text:span></text:span><text:span text:style-name="Source_20_Text"><text:span text:style-name="T253"> Since our service supports custom URLs </text:span></text:span><text:span text:style-name="Source_20_Text"><text:span text:style-name="T254">for private users</text:span></text:span><text:span text:style-name="Source_20_Text"><text:span text:style-name="T253">, </text:span></text:span><text:span text:style-name="Source_20_Text"><text:span text:style-name="T254">they</text:span></text:span><text:span text:style-name="Source_20_Text"><text:span text:style-name="T253"> can pick any URL that they like, but providing a custom URL is not mandatory. However, it is reasonable (and often desirable) to impose a size limit </text:span></text:span><text:span text:style-name="Source_20_Text"><text:span text:style-name="T255">(say 16 characters)</text:span></text:span><text:span text:style-name="Source_20_Text"><text:span text:style-name="T253"> on custom URLs, so that we have a consistent URL database.</text:span></text:span></text:p>
            </text:list-item>
            <text:list-item>
              <text:p text:style-name="P14"><text:span text:style-name="Source_20_Text"><text:span text:style-name="T224">Limit on size of long url:</text:span></text:span><text:span text:style-name="Source_20_Text"><text:span text:style-name="T255"> There should be some upper limit (say </text:span></text:span><text:span text:style-name="Source_20_Text"><text:span text:style-name="T256">1</text:span></text:span><text:span text:style-name="Source_20_Text"><text:span text:style-name="T255">000 characters) on the size of longUrl for which we need to generate short url.</text:span></text:span></text:p>
            </text:list-item>
            <text:list-item>
              <text:p text:style-name="P15"><text:span text:style-name="Source_20_Text"><text:span text:style-name="T225">What if </text:span></text:span><text:span text:style-name="Source_20_Text"><text:span text:style-name="T226">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235">http://www.educative.io/distributed.php?id=design</text:span></text:span></text:a><text:span text:style-name="Source_20_Text"><text:span text:style-name="T226">, and </text:span></text:span><text:a xlink:type="simple" xlink:href="http://www.educative.io/distributed.php%3Fid%3Ddesign" office:target-frame-name="_blank" xlink:show="new" text:style-name="Internet_20_link" text:visited-style-name="Visited_20_Internet_20_Link"><text:span text:style-name="Source_20_Text"><text:span text:style-name="T235">http://www.educative.io/distributed.php%3Fid%3Ddesign</text:span></text:span></text:a><text:span text:style-name="Source_20_Text"><text:span text:style-name="T226"> are identical except for the URL encoding:</text:span></text:span></text:p>
              <text:p text:style-name="P101"><text:span text:style-name="Source_20_Text"><text:span text:style-name="T257">All the longUrls should be decoded before putting to the function to generate the tinyUrl </text:span></text:span><text:span text:style-name="Source_20_Text"><text:span text:style-name="T258">so <text:s/></text:span></text:span><text:a xlink:type="simple" xlink:href="http://www.educative.io/distributed.php%3Fid%3Ddesign" office:target-frame-name="_blank" xlink:show="new" text:style-name="Internet_20_link" text:visited-style-name="Visited_20_Internet_20_Link"><text:span text:style-name="Source_20_Text">http://www.educative.io/distributed.php</text:span></text:a><text:a xlink:type="simple" xlink:href="http://www.educative.io/distributed.php%3Fid%3Ddesign" office:target-frame-name="_blank" xlink:show="new" text:style-name="Internet_20_link" text:visited-style-name="Visited_20_Internet_20_Link"><text:span text:style-name="Source_20_Text">%3Fid%3Ddesign</text:span></text:a><text:span text:style-name="Source_20_Text"><text:span text:style-name="T257"> </text:span></text:span><text:span text:style-name="Source_20_Text"><text:span text:style-name="T258">will also be converted into </text:span></text:span><text:a xlink:type="simple" xlink:href="http://www.educative.io/distributed.php?id=design" text:style-name="Internet_20_link" text:visited-style-name="Visited_20_Internet_20_Link"><text:span text:style-name="Source_20_Text"><text:span text:style-name="T332">http://www.educative.io/distributed.php?id=design</text:span></text:span></text:a><text:span text:style-name="Source_20_Text"><text:span text:style-name="T257">.</text:span></text:span></text:p>
            </text:list-item>
            <text:list-item>
              <text:p text:style-name="P13"><text:span text:style-name="Source_20_Text"><text:span text:style-name="T227">Checking the validity of the longurl</text:span></text:span><text:span text:style-name="Source_20_Text"><text:span text:style-name="T223">:</text:span></text:span><text:span text:style-name="Source_20_Text"><text:span text:style-name="T253"> </text:span></text:span><text:span text:style-name="Source_20_Text"><text:span text:style-name="T259">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260">exists</text:span></text:span><text:span text:style-name="Source_20_Text"><text:span text:style-name="T259"> and we will create the tinyurl for that.</text:span></text:span></text:p>
            </text:list-item>
          </text:list>
        </text:list-item>
        <text:list-item>
          <text:p text:style-name="P70"><text:span text:style-name="Source_20_Text"><text:span text:style-name="T217">UI: </text:span></text:span><text:span text:style-name="Source_20_Text"><text:span text:style-name="T236">ask question from the interviewer that do you also want me to consider UI for this system. If the interviewer asks to consider UI as well then, </text:span></text:span><text:span text:style-name="Source_20_Text"><text:span text:style-name="T320">t</text:span></text:span><text:span text:style-name="Source_20_Text"><text:span text:style-name="T261">he UI will </text:span></text:span><text:span text:style-name="Source_20_Text"><text:span text:style-name="T320">have following things:</text:span></text:span></text:p>
          <text:list>
            <text:list-item>
              <text:p text:style-name="P71"><text:span text:style-name="Source_20_Text"><text:span text:style-name="T72">By default user will see home-timeline on the landing page,</text:span></text:span></text:p>
            </text:list-item>
            <text:list-item>
              <text:p text:style-name="P72"><text:span text:style-name="Source_20_Text"><text:span text:style-name="T73">We will have a left panel </text:span></text:span><text:span text:style-name="Source_20_Text"><text:span text:style-name="T72">where there will be option for user’s profile and user-timeline</text:span></text:span><text:span text:style-name="Source_20_Text"><text:span text:style-name="T73">,</text:span></text:span></text:p>
            </text:list-item>
            <text:list-item>
              <text:p text:style-name="P73"><text:span text:style-name="Source_20_Text"><text:span text:style-name="T74">There should be a general purpose search bar at the top where we could search any topic, user, etc. Once we select a user from the search result list, we should be able to follow the user. Follow button should be there for this.</text:span></text:span></text:p>
            </text:list-item>
            <text:list-item>
              <text:p text:style-name="P72"><text:span text:style-name="Source_20_Text"><text:span text:style-name="T75">There should be a button clicking on which a form should appear to create a new t</text:span></text:span><text:span text:style-name="Source_20_Text"><text:span text:style-name="T76">weet,</text:span></text:span></text:p>
            </text:list-item>
            <text:list-item>
              <text:p text:style-name="P72"><text:span text:style-name="Source_20_Text"><text:span text:style-name="T75">There should be options to retweet, like, reply, etc. just below the each tweet.</text:span></text:span></text:p>
            </text:list-item>
          </text:list>
        </text:list-item>
        <text:list-item>
          <text:p text:style-name="P74"><text:span text:style-name="Source_20_Text"><text:span text:style-name="T178">System APIs,</text:span></text:span></text:p>
          <text:list>
            <text:list-item>
              <text:p text:style-name="P66"><text:span text:style-name="Source_20_Text"><text:span text:style-name="T179">system APIs,</text:span></text:span></text:p>
              <text:p text:style-name="P16"><text:span text:style-name="Source_20_Text"><text:span text:style-name="T77">We can have SOAP or REST APIs to expose the functionality of our service:</text:span></text:span></text:p>
              <text:list>
                <text:list-item>
                  <text:p text:style-name="P104"><text:span text:style-name="Source_20_Text"><text:span text:style-name="T90">tweet(tweet_data, tweet_location, user_location, media_ids)</text:span></text:span></text:p>
                  <text:p text:style-name="P104"><text:span text:style-name="Source_20_Text"><text:span text:style-name="T78">tweet_data (string): The text of the tweet, typically up to 140 characters.<text:line-break/>tweet_location (string): Optional location (longitude, latitude) this Tweet refers to.<text:line-break/>user_location (string): Optional location (longitude, latitude) of the user adding the tweet.<text:line-break/>media_ids (number[]): Optional list of media_ids to be associated with the Tweet. (all the media photo, video, etc. need to be uploaded separately).</text:span></text:span></text:p>
                  <text:p text:style-name="P104"><text:span text:style-name="Source_20_Text"><text:span text:style-name="T79">ReturnType (string): A successful post will return the URL to access that tweet. Otherwise, an appropriate HTTP error is returned.</text:span></text:span></text:p>
                </text:list-item>
                <text:list-item>
                  <text:p text:style-name="P105"><text:span text:style-name="Source_20_Text"><text:span text:style-name="T91">homeTimeline</text:span></text:span><text:span text:style-name="Source_20_Text"><text:span text:style-name="T90">(</text:span></text:span><text:span text:style-name="Source_20_Text"><text:span text:style-name="T92">lastFetchTimestamp, pageSize, pageToken</text:span></text:span><text:span text:style-name="Source_20_Text"><text:span text:style-name="T90">)</text:span></text:span></text:p>
                  <text:p text:style-name="P106"><text:span text:style-name="Source_20_Text"><text:span text:style-name="T78">lastFetchTimestam</text:span></text:span><text:span text:style-name="Source_20_Text"><text:span text:style-name="T81">p</text:span></text:span><text:span text:style-name="Source_20_Text"><text:span text:style-name="T78"> (lon</text:span></text:span><text:span text:style-name="Source_20_Text"><text:span text:style-name="T81">g</text:span></text:span><text:span text:style-name="Source_20_Text"><text:span text:style-name="T78">): epo</text:span></text:span><text:span text:style-name="Source_20_Text"><text:span text:style-name="T81">ch</text:span></text:span><text:span text:style-name="Source_20_Text"><text:span text:style-name="T78">.</text:span></text:span></text:p>
                  <text:p text:style-name="P107"><text:span text:style-name="Source_20_Text"><text:span text:style-name="T82">pageSize (int</text:span></text:span><text:span text:style-name="Source_20_Text"><text:span text:style-name="T78">): </text:span></text:span><text:span text:style-name="Source_20_Text"><text:span text:style-name="T82">size of the page,</text:span></text:span></text:p>
                  <text:p text:style-name="P107"><text:span text:style-name="Source_20_Text"><text:span text:style-name="T78">page</text:span></text:span><text:span text:style-name="Source_20_Text"><text:span text:style-name="T78">T</text:span></text:span><text:span text:style-name="Source_20_Text"><text:span text:style-name="T78">ok</text:span></text:span><text:span text:style-name="Source_20_Text"><text:span text:style-name="T78">e</text:span></text:span><text:span text:style-name="Source_20_Text"><text:span text:style-name="T78">n </text:span></text:span><text:span text:style-name="Source_20_Text"><text:span text:style-name="T82">(</text:span></text:span><text:span text:style-name="Source_20_Text"><text:span text:style-name="T82">i</text:span></text:span><text:span text:style-name="Source_20_Text"><text:span text:style-name="T82">n</text:span></text:span><text:span text:style-name="Source_20_Text"><text:span text:style-name="T82">t</text:span></text:span><text:span text:style-name="Source_20_Text"><text:span text:style-name="T78">): </text:span></text:span><text:span text:style-name="Source_20_Text"><text:span text:style-name="T82">p</text:span></text:span><text:span text:style-name="Source_20_Text"><text:span text:style-name="T78">a</text:span></text:span><text:span text:style-name="Source_20_Text"><text:span text:style-name="T78">ge</text:span></text:span><text:span text:style-name="Source_20_Text"><text:span text:style-name="T78">N</text:span></text:span><text:span text:style-name="Source_20_Text"><text:span text:style-name="T78">u</text:span></text:span><text:span text:style-name="Source_20_Text"><text:span text:style-name="T78">m</text:span></text:span><text:span text:style-name="Source_20_Text"><text:span text:style-name="T82">b</text:span></text:span><text:span text:style-name="Source_20_Text"><text:span text:style-name="T82">e</text:span></text:span><text:span text:style-name="Source_20_Text"><text:span text:style-name="T82">r,</text:span></text:span><text:span text:style-name="Source_20_Text"><text:span text:style-name="T78"><text:line-break/></text:span></text:span><text:span text:style-name="Source_20_Text"><text:span text:style-name="T80">ReturnType (JSON): List of tweets in chronological order.</text:span></text:span></text:p>
                </text:list-item>
              </text:list>
            </text:list-item>
            <text:list-item>
              <text:p text:style-name="P93"><text:span text:style-name="Source_20_Text"><text:span text:style-name="T180">Security and permissions means h</text:span></text:span><text:span text:style-name="Source_20_Text"><text:span text:style-name="T179">ow to detect and prevent abuse?</text:span></text:span></text:p>
              <text:list>
                <text:list-item>
                  <text:p text:style-name="P17"><text:span text:style-name="Source_20_Text"><text:span text:style-name="T262">We will need to have different rate limits for different apis. </text:span></text:span><text:span text:style-name="Source_20_Text"><text:span text:style-name="T263">For example, allowed </text:span></text:span><text:span text:style-name="Source_20_Text"><text:span text:style-name="T321">tweet limit</text:span></text:span><text:span text:style-name="Source_20_Text"><text:span text:style-name="T263"> should be less than allowed </text:span></text:span><text:span text:style-name="Source_20_Text"><text:span text:style-name="T321">homeTimeline</text:span></text:span><text:span text:style-name="Source_20_Text"><text:span text:style-name="T263"> limit.</text:span></text:span></text:p>
                </text:list-item>
                <text:list-item>
                  <text:p text:style-name="P17"><text:span text:style-name="Source_20_Text"><text:span text:style-name="T264">Public users who are accessing the APIs, they should be identified by their IPs, mac address, </text:span></text:span><text:span text:style-name="Source_20_Text"><text:span text:style-name="T265">temporaryUserSessionToken, </text:span></text:span><text:span text:style-name="Source_20_Text"><text:span text:style-name="T264">etc. and they should not be allowed to create tinyUrls at more than allowed rate, means their should be some check on the rate of creation and accessing of tinyUrls by single user to stop the DOS attack. </text:span></text:span><text:span text:style-name="Source_20_Text"><text:span text:style-name="T266">This setting </text:span></text:span><text:span text:style-name="Source_20_Text"><text:span text:style-name="T267">is done generally on load balancer</text:span></text:span><text:span text:style-name="Source_20_Text"><text:span text:style-name="T266">.</text:span></text:span></text:p>
                </text:list-item>
                <text:list-item>
                  <text:p text:style-name="P17"><text:span text:style-name="Source_20_Text"><text:span text:style-name="T268">Private and registered users can have permissions to create and get </text:span></text:span><text:span text:style-name="Source_20_Text"><text:span text:style-name="T269">more</text:span></text:span><text:span text:style-name="Source_20_Text"><text:span text:style-name="T268"> tinyUrls.</text:span></text:span></text:p>
                </text:list-item>
              </text:list>
            </text:list-item>
          </text:list>
        </text:list-item>
        <text:list-item>
          <text:p text:style-name="P66"><text:soft-page-break/><text:span text:style-name="Source_20_Text"><text:span text:style-name="T181">Capacity Estimation and Constraints: </text:span></text:span><text:span text:style-name="Source_20_Text"><text:span text:style-name="T270">Estimation will help us understand our system better.</text:span></text:span></text:p>
          <text:p text:style-name="P75"><text:span text:style-name="Source_20_Text"><text:span text:style-name="T271">We will apply 30 : 50 : 70 capacity model for bandwidth, memory and storage.</text:span></text:span></text:p>
          <text:list>
            <text:list-item>
              <text:p text:style-name="P76"><text:span text:style-name="Source_20_Text"><text:span text:style-name="T182">Estimate of read and write ratio,</text:span></text:span></text:p>
            </text:list-item>
            <text:list-item>
              <text:p text:style-name="P76"><text:span text:style-name="Source_20_Text"><text:span text:style-name="T183">Estimate of number of user</text:span></text:span><text:span text:style-name="Source_20_Text"><text:span text:style-name="T184">s</text:span></text:span><text:span text:style-name="Source_20_Text"><text:span text:style-name="T183"> and their uses,</text:span></text:span></text:p>
              <text:p text:style-name="P77"><text:span text:style-name="Source_20_Text"><text:span text:style-name="T19">Let’s assume we have one billion total users with 200 million daily active users (DAU). Also assume we have 100 million new tweets every day and on average each user follows 200 people.</text:span></text:span></text:p>
              <text:p text:style-name="P78"><text:span text:style-name="Source_20_Text"><text:span text:style-name="T84">How many favorites per day?</text:span></text:span><text:span text:style-name="Source_20_Text"><text:span text:style-name="T21"> If, on average, each user favorites five tweets per day we will have:</text:span></text:span></text:p>
              <text:p text:style-name="P78"><text:span text:style-name="Source_20_Text"><text:span text:style-name="T21"><text:s text:c="8"/>200M users * 5 favorites =&gt; 1B favorites</text:span></text:span></text:p>
              <text:p text:style-name="P78"><text:span text:style-name="Source_20_Text"><text:span text:style-name="T84">How many total tweet-views will our system generate?</text:span></text:span><text:span text:style-name="Source_20_Text"><text:span text:style-name="T21"> Let’s assume on average a user visits their timeline two times a day and visits five other people’s pages. On each page if a user sees 20 tweets, then our system will generate 28B/day total tweet-views:</text:span></text:span></text:p>
              <text:p text:style-name="P78"><text:span text:style-name="Source_20_Text"><text:span text:style-name="T21"><text:s text:c="8"/>200M DAU * ((2 + 5) * 20 tweets) =&gt; 28B/day</text:span></text:span></text:p>
              <text:p text:style-name="P79"><text:span text:style-name="Source_20_Text"><text:span text:style-name="T22"/></text:span></text:p>
              <text:p text:style-name="P79"><text:span text:style-name="Source_20_Text"><text:span text:style-name="T22">Let’s say each tweet has 140 characters and we need two bytes to store a character without compression. Let’s assume we need 30 bytes to store metadata with each tweet (like </text:span></text:span><text:span text:style-name="Source_20_Text"><text:span text:style-name="T93">tweet_id, </text:span></text:span><text:span text:style-name="Source_20_Text"><text:span text:style-name="T94">tweet_type, </text:span></text:span><text:span text:style-name="Source_20_Text"><text:span text:style-name="T95">original_tweet_id, user_id, timestamp, no_of_retweets, no_of_reply, no_of_likes,</text:span></text:span><text:span text:style-name="Source_20_Text"><text:span text:style-name="T22"> etc.).</text:span></text:span></text:p>
              <text:p text:style-name="P79"><text:span text:style-name="Source_20_Text"><text:span text:style-name="T22"/></text:span></text:p>
              <text:p text:style-name="P80"><text:span text:style-name="Source_20_Text"><text:span text:style-name="T22">Not all tweets will have media, let’s assume that on average every fifth tweet has a photo and every tenth has a video. Let’s also assume on average a photo is 200KB and a video is 2MB.</text:span></text:span></text:p>
              <text:p text:style-name="P81"><text:span text:style-name="Source_20_Text"><text:span text:style-name="T28"/></text:span></text:p>
              <text:p text:style-name="P81"><text:span text:style-name="Source_20_Text"><text:span text:style-name="T34">As</text:span></text:span><text:span text:style-name="Source_20_Text"><text:span text:style-name="T28"> we have 28B tweet views per day. We must show the photo of every tweet (if it has a photo), but let’s assume that the users watch every 3rd video they see in their timeline.</text:span></text:span></text:p>
              <text:p text:style-name="P80"/>
            </text:list-item>
            <text:list-item>
              <text:p text:style-name="P66"><text:span text:style-name="Source_20_Text"><text:span text:style-name="T185">Traffic estimates,</text:span></text:span></text:p>
            </text:list-item>
            <text:list-item>
              <text:p text:style-name="P82"><text:span text:style-name="Source_20_Text"><text:span text:style-name="T186">Bandwidth estimates,</text:span></text:span></text:p>
            </text:list-item>
            <text:list-item>
              <text:p text:style-name="P82"><text:span text:style-name="Source_20_Text"><text:span text:style-name="T186">Memory estimates,</text:span></text:span></text:p>
            </text:list-item>
            <text:list-item>
              <text:p text:style-name="P83"><text:span text:style-name="Source_20_Text"><text:span text:style-name="T185">Storage estimates,</text:span></text:span></text:p>
              <text:p text:style-name="P83"><text:span text:style-name="Source_20_Text"><text:span text:style-name="T22">Total storage we would need </text:span></text:span><text:span text:style-name="Source_20_Text"><text:span text:style-name="T32">for tweets and their metadata</text:span></text:span><text:span text:style-name="Source_20_Text"><text:span text:style-name="T22">:</text:span></text:span></text:p>
              <text:p text:style-name="P83"><text:span text:style-name="Source_20_Text"><text:span text:style-name="T22"><text:s text:c="8"/>100M * (280 + 30) bytes =&gt; 30GB/day</text:span></text:span></text:p>
              <text:p text:style-name="P83"><text:span text:style-name="Source_20_Text"><text:span text:style-name="T22">What would our storage needs be for five years?</text:span></text:span></text:p>
              <text:p text:style-name="P83"><text:span text:style-name="Source_20_Text"><text:span text:style-name="T23"><text:s text:c="8"/>30 GB * 365 * 5 = 55 TB in 5 years</text:span></text:span></text:p>
              <text:p text:style-name="P83"><text:span text:style-name="Source_20_Text"><text:span text:style-name="T10">Now, according to the 70% capacity model for storage, the </text:span></text:span><text:span text:style-name="Source_20_Text"><text:span text:style-name="T11">required storage will be </text:span></text:span><text:span text:style-name="Source_20_Text"><text:span text:style-name="T24">80 TB</text:span></text:span><text:span text:style-name="Source_20_Text"><text:span text:style-name="T12">.</text:span></text:span></text:p>
              <text:p text:style-name="P83"><text:span text:style-name="Source_20_Text"><text:span text:style-name="T12"/></text:span></text:p>
              <text:p text:style-name="P83"><text:span text:style-name="Source_20_Text"><text:span text:style-name="T33">Total storage required for </text:span></text:span><text:span text:style-name="Source_20_Text"><text:span text:style-name="T22">new media </text:span></text:span><text:span text:style-name="Source_20_Text"><text:span text:style-name="T33">(photos and videos)</text:span></text:span><text:span text:style-name="Source_20_Text"><text:span text:style-name="T22"> every day.</text:span></text:span></text:p>
              <text:p text:style-name="P83"><text:span text:style-name="Source_20_Text"><text:span text:style-name="T22"><text:s text:c="8"/>(100M/5 photos * 200KB) + (100M/10 videos * 2MB) ~= 24TB/day</text:span></text:span></text:p>
              <text:p text:style-name="P83"><text:span text:style-name="Source_20_Text"><text:span text:style-name="T25">Distributed File </text:span></text:span><text:span text:style-name="Source_20_Text"><text:span text:style-name="T26">Storage required for media of five years:</text:span></text:span></text:p>
              <text:p text:style-name="P83"><text:span text:style-name="Source_20_Text"><text:span text:style-name="T26"><text:s text:c="8"/>24 TB * 365 * 5 = 44 PB in 5 years</text:span></text:span></text:p>
              <text:p text:style-name="P83"><text:span text:style-name="Source_20_Text"><text:span text:style-name="T10">Now, according to the 70% capacity model for storage, the </text:span></text:span><text:span text:style-name="Source_20_Text"><text:span text:style-name="T11">required storage will be </text:span></text:span><text:span text:style-name="Source_20_Text"><text:span text:style-name="T27">63 PB</text:span></text:span><text:span text:style-name="Source_20_Text"><text:span text:style-name="T12">.</text:span></text:span></text:p>
            </text:list-item>
            <text:list-item>
              <text:p text:style-name="P83"><text:span text:style-name="Source_20_Text"><text:span text:style-name="T233">Bandwidth</text:span></text:span><text:span text:style-name="Source_20_Text"><text:span text:style-name="T185"> estimates,</text:span></text:span></text:p>
              <text:p text:style-name="P84"><text:span text:style-name="Source_20_Text"><text:span text:style-name="T28">Since total ingress is 24TB per day, this would translate into 290MB/sec. </text:span></text:span><text:span text:style-name="Source_20_Text"><text:span text:style-name="T29">According to 50% capacity model for bandwidth, the required ingress bandwidth would be 580 MB/Sec.</text:span></text:span></text:p>
              <text:p text:style-name="P84"><text:span text:style-name="Source_20_Text"><text:span text:style-name="T28"/></text:span></text:p>
              <text:p text:style-name="P84"><text:span text:style-name="Source_20_Text"><text:span text:style-name="T28">Remember that we have 28B tweet views per day. </text:span></text:span><text:span text:style-name="Source_20_Text"><text:span text:style-name="T35">As w</text:span></text:span><text:span text:style-name="Source_20_Text"><text:span text:style-name="T28">e must show the photo of every tweet (if it has a photo), </text:span></text:span><text:span text:style-name="Source_20_Text"><text:span text:style-name="T35">and we have</text:span></text:span><text:span text:style-name="Source_20_Text"><text:span text:style-name="T28"> assume</text:span></text:span><text:span text:style-name="Source_20_Text"><text:span text:style-name="T35">d</text:span></text:span><text:span text:style-name="Source_20_Text"><text:span text:style-name="T28"> that the users watch every 3rd video they see in their timeline. So, total egress will be:</text:span></text:span></text:p>
              <text:p text:style-name="P85"><text:span text:style-name="Source_20_Text"><text:span text:style-name="T26"><text:s text:c="8"/></text:span></text:span><text:span text:style-name="Source_20_Text"><text:span text:style-name="T28">(28B * 280 bytes) / 86400s of text =&gt; 93MB/s</text:span></text:span></text:p>
              <text:p text:style-name="P85"><text:span text:style-name="Source_20_Text"><text:span text:style-name="T26"><text:s text:c="8"/></text:span></text:span><text:span text:style-name="Source_20_Text"><text:span text:style-name="T28">+ (28B/5 * 200KB ) / 86400s of photos =&gt; 13GB/S</text:span></text:span></text:p>
              <text:p text:style-name="P85"><text:span text:style-name="Source_20_Text"><text:span text:style-name="T26"><text:s text:c="8"/></text:span></text:span><text:span text:style-name="Source_20_Text"><text:span text:style-name="T28">+ (28B/10/3 * 2MB ) / 86400s of Videos =&gt; 22GB/s</text:span></text:span></text:p>
              <text:p text:style-name="P84"><text:span text:style-name="Source_20_Text"><text:span text:style-name="T28"/></text:span></text:p>
              <text:p text:style-name="P84"><text:span text:style-name="Source_20_Text"><text:span text:style-name="T28">Total ~= 35GB/s</text:span></text:span></text:p>
              <text:p text:style-name="P86"/>
              <text:p text:style-name="P87"><text:span text:style-name="Source_20_Text"><text:span text:style-name="T10">Now, </text:span></text:span><text:span text:style-name="Source_20_Text"><text:span text:style-name="T31">a</text:span></text:span><text:span text:style-name="Source_20_Text"><text:span text:style-name="T29">ccording to 50% capacity model for bandwidth, the required ingress bandwidth would be </text:span></text:span><text:span text:style-name="Source_20_Text"><text:span text:style-name="T30">70</text:span></text:span><text:span text:style-name="Source_20_Text"><text:span text:style-name="T29"> </text:span></text:span><text:span text:style-name="Source_20_Text"><text:span text:style-name="T30">G</text:span></text:span><text:span text:style-name="Source_20_Text"><text:span text:style-name="T29">B/Sec.</text:span></text:span></text:p>
            </text:list-item>
          </text:list>
        </text:list-item>
        <text:list-item>
          <text:p text:style-name="P88"><text:span text:style-name="Source_20_Text"><text:span text:style-name="T187">Database design,</text:span></text:span></text:p>
          <text:list>
            <text:list-item>
              <text:p text:style-name="P88"><text:span text:style-name="Source_20_Text"><text:span text:style-name="T188">Important points about </text:span></text:span><text:span text:style-name="Source_20_Text"><text:span text:style-name="T189">nature of</text:span></text:span><text:span text:style-name="Source_20_Text"><text:span text:style-name="T188"> data,</text:span></text:span></text:p>
              <text:p text:style-name="P18"><text:span text:style-name="Source_20_Text"><text:span text:style-name="T1">A few observations about the nature of the data we will store:</text:span></text:span></text:p>
              <text:list>
                <text:list-item>
                  <text:p text:style-name="P18"><text:span text:style-name="Source_20_Text"><text:span text:style-name="T1">We need to store billions of records.</text:span></text:span></text:p>
                </text:list-item>
                <text:list-item>
                  <text:p text:style-name="P18"><text:span text:style-name="Source_20_Text"><text:span text:style-name="T1">Each </text:span></text:span><text:span text:style-name="Source_20_Text"><text:span text:style-name="T51">tweet</text:span></text:span><text:span text:style-name="Source_20_Text"><text:span text:style-name="T1"> we store is small (less than </text:span></text:span><text:span text:style-name="Source_20_Text"><text:span text:style-name="T52">1</text:span></text:span><text:span text:style-name="Source_20_Text"><text:span text:style-name="T1">K</text:span></text:span><text:span text:style-name="Source_20_Text"><text:span text:style-name="T53">B</text:span></text:span><text:span text:style-name="Source_20_Text"><text:span text:style-name="T1">).</text:span></text:span></text:p>
                </text:list-item>
                <text:list-item>
                  <text:p text:style-name="P18"><text:span text:style-name="Source_20_Text"><text:span text:style-name="T1">There are relationships between </text:span></text:span><text:span text:style-name="Source_20_Text"><text:span text:style-name="T54">data</text:span></text:span><text:span text:style-name="Source_20_Text"><text:span text:style-name="T1"> </text:span></text:span><text:span text:style-name="Source_20_Text"><text:span text:style-name="T54">such as</text:span></text:span><text:span text:style-name="Source_20_Text"><text:span text:style-name="T55"> which user has tweeted a tweet, which user is following whom.</text:span></text:span></text:p>
                </text:list-item>
                <text:list-item>
                  <text:p text:style-name="P18"><text:soft-page-break/><text:span text:style-name="Source_20_Text"><text:span text:style-name="T1">Our service is read-heavy </text:span></text:span><text:span text:style-name="Source_20_Text"><text:span text:style-name="T69">because all the users see their home-timeline multiple times in a day, but they don’t tweet with that rate.</text:span></text:span></text:p>
                </text:list-item>
              </text:list>
            </text:list-item>
            <text:list-item>
              <text:p text:style-name="P19"><text:span text:style-name="Source_20_Text"><text:span text:style-name="T191">B</text:span></text:span><text:span text:style-name="Source_20_Text"><text:span text:style-name="T192">asic d</text:span></text:span><text:span text:style-name="Source_20_Text"><text:span text:style-name="T193">atabase schema,</text:span></text:span></text:p>
              <text:list>
                <text:list-item>
                  <text:p text:style-name="P20"><text:span text:style-name="Source_20_Text"><text:span text:style-name="T150">user_details_table:</text:span></text:span><text:span text:style-name="Source_20_Text"><text:span text:style-name="T96"> user_id, isCelebrity</text:span></text:span><text:span text:style-name="Source_20_Text"><text:span text:style-name="T93">(0/1)</text:span></text:span><text:span text:style-name="Source_20_Text"><text:span text:style-name="T96">, </text:span></text:span><text:span text:style-name="Source_20_Text"><text:span text:style-name="T94">isH</text:span></text:span><text:span text:style-name="Source_20_Text"><text:span text:style-name="T96">ide</text:span></text:span><text:span text:style-name="Source_20_Text"><text:span text:style-name="T94">R</text:span></text:span><text:span text:style-name="Source_20_Text"><text:span text:style-name="T96">etweets</text:span></text:span><text:span text:style-name="Source_20_Text"><text:span text:style-name="T93">(0/1)</text:span></text:span><text:span text:style-name="Source_20_Text"><text:span text:style-name="T96">, </text:span></text:span><text:span text:style-name="Source_20_Text"><text:span text:style-name="T94">isH</text:span></text:span><text:span text:style-name="Source_20_Text"><text:span text:style-name="T96">ide</text:span></text:span><text:span text:style-name="Source_20_Text"><text:span text:style-name="T94">R</text:span></text:span><text:span text:style-name="Source_20_Text"><text:span text:style-name="T96">eply</text:span></text:span><text:span text:style-name="Source_20_Text"><text:span text:style-name="T93">(0/1)</text:span></text:span><text:span text:style-name="Source_20_Text"><text:span text:style-name="T96">, i</text:span></text:span><text:span text:style-name="Source_20_Text"><text:span text:style-name="T94">sHi</text:span></text:span><text:span text:style-name="Source_20_Text"><text:span text:style-name="T96">deL</text:span></text:span><text:span text:style-name="Source_20_Text"><text:span text:style-name="T94">i</text:span></text:span><text:span text:style-name="Source_20_Text"><text:span text:style-name="T96">kes</text:span></text:span><text:span text:style-name="Source_20_Text"><text:span text:style-name="T93">(0/1)</text:span></text:span><text:span text:style-name="Source_20_Text"><text:span text:style-name="T96">,</text:span></text:span></text:p>
                </text:list-item>
                <text:list-item>
                  <text:p text:style-name="P20"><text:span text:style-name="Source_20_Text"><text:span text:style-name="T150">user_follower_table:</text:span></text:span><text:span text:style-name="Source_20_Text"><text:span text:style-name="T96"> follower_id, </text:span></text:span><text:span text:style-name="Source_20_Text"><text:span text:style-name="T122">user_id,</text:span></text:span></text:p>
                </text:list-item>
                <text:list-item>
                  <text:p text:style-name="P20"><text:span text:style-name="Source_20_Text"><text:span text:style-name="T151">tweet_table:</text:span></text:span><text:span text:style-name="Source_20_Text"><text:span text:style-name="T93"> tweet_id, </text:span></text:span><text:span text:style-name="Source_20_Text"><text:span text:style-name="T94">tweet_type (</text:span></text:span><text:span text:style-name="Source_20_Text"><text:span text:style-name="T95">1-original, 2-retweet, 3-reply, 4-like</text:span></text:span><text:span text:style-name="Source_20_Text"><text:span text:style-name="T94">), </text:span></text:span><text:span text:style-name="Source_20_Text"><text:span text:style-name="T95">original_tweet_id, tweet, user_id, timestamp, no_of_retweets, no_of_reply, no_of_likes,</text:span></text:span></text:p>
                </text:list-item>
              </text:list>
            </text:list-item>
            <text:list-item>
              <text:p text:style-name="P19"><text:span text:style-name="Source_20_Text"><text:span text:style-name="T190">identify the relations,</text:span></text:span></text:p>
              <text:p text:style-name="P21"><text:span text:style-name="Source_20_Text"><text:span text:style-name="T56">We have foreign key in both the tables that is user_follower_table and tweet_table. The foreign key of these tables refer to user_details_table. </text:span></text:span><text:span text:style-name="Source_20_Text"><text:span text:style-name="T60">But, f</text:span></text:span><text:span text:style-name="Source_20_Text"><text:span text:style-name="T61">or our general </text:span></text:span><text:span text:style-name="Source_20_Text"><text:span text:style-name="T60">purpose</text:span></text:span><text:span text:style-name="Source_20_Text"><text:span text:style-name="T61"> operations such as:</text:span></text:span></text:p>
              <text:list>
                <text:list-item>
                  <text:p text:style-name="P22"><text:span text:style-name="Source_20_Text"><text:span text:style-name="T61">to </text:span></text:span><text:span text:style-name="Source_20_Text"><text:span text:style-name="T62">add a tweet in the tweet_table,</text:span></text:span></text:p>
                </text:list-item>
                <text:list-item>
                  <text:p text:style-name="P22"><text:span text:style-name="Source_20_Text"><text:span text:style-name="T62">to add a follower </text:span></text:span><text:span text:style-name="Source_20_Text"><text:span text:style-name="T63">in the follower table,</text:span></text:span></text:p>
                </text:list-item>
                <text:list-item>
                  <text:p text:style-name="P22"><text:span text:style-name="Source_20_Text"><text:span text:style-name="T64">to fetch all the followers of a user,</text:span></text:span></text:p>
                </text:list-item>
                <text:list-item>
                  <text:p text:style-name="P22"><text:span text:style-name="Source_20_Text"><text:span text:style-name="T64">to fetch all the tweets of a user in chronological order, </text:span></text:span><text:span text:style-name="Source_20_Text"><text:span text:style-name="T65">etc.</text:span></text:span></text:p>
                </text:list-item>
              </text:list>
              <text:p text:style-name="P21"><text:span text:style-name="Source_20_Text"><text:span text:style-name="T63">we don’t </text:span></text:span><text:span text:style-name="Source_20_Text"><text:span text:style-name="T61">need to </text:span></text:span><text:span text:style-name="Source_20_Text"><text:span text:style-name="T63">join our</text:span></text:span><text:span text:style-name="Source_20_Text"><text:span text:style-name="T66"> tables</text:span></text:span><text:span text:style-name="Source_20_Text"><text:span text:style-name="T67"> so by and large we can say that our data is non-relational </text:span></text:span><text:span text:style-name="Source_20_Text"><text:span text:style-name="T68">(means we can store it in non-relational database like MongoDB as well)</text:span></text:span><text:span text:style-name="Source_20_Text"><text:span text:style-name="T67">.</text:span></text:span></text:p>
            </text:list-item>
            <text:list-item>
              <text:p text:style-name="P89"><text:span text:style-name="Source_20_Text"><text:span text:style-name="T193">What type of database should we use?</text:span></text:span></text:p>
              <text:p text:style-name="P18"><text:span text:style-name="Source_20_Text"><text:span text:style-name="T58">SQL database such as MySQL or </text:span></text:span><text:span text:style-name="Source_20_Text"><text:span text:style-name="T57">NoSQL database such as </text:span></text:span><text:span text:style-name="Source_20_Text"><text:span text:style-name="T58">MongoDB</text:span></text:span><text:span text:style-name="Source_20_Text"><text:span text:style-name="T57"> will be </text:span></text:span><text:span text:style-name="Source_20_Text"><text:span text:style-name="T59">best</text:span></text:span><text:span text:style-name="Source_20_Text"><text:span text:style-name="T57"> suited for this type of requirement.</text:span></text:span></text:p>
            </text:list-item>
          </text:list>
        </text:list-item>
        <text:list-item>
          <text:p text:style-name="P23"><text:span text:style-name="Source_20_Text"><text:span text:style-name="T194">Algorithm,</text:span></text:span></text:p>
          <text:p text:style-name="P24"><text:span text:style-name="Source_20_Text"><text:span text:style-name="T107">If we will just store all the tweets in mysql table and try to fetch the data during timeline generation, the query for </text:span></text:span><text:span text:style-name="Source_20_Text"><text:span text:style-name="T105">user-timeline </text:span></text:span><text:span text:style-name="Source_20_Text"><text:span text:style-name="T107">will be simple</text:span></text:span><text:span text:style-name="Source_20_Text"><text:span text:style-name="T105"> that provide all tweets of th</text:span></text:span><text:span text:style-name="Source_20_Text"><text:span text:style-name="T107">e</text:span></text:span><text:span text:style-name="Source_20_Text"><text:span text:style-name="T105"> </text:span></text:span><text:span text:style-name="Source_20_Text"><text:span text:style-name="T107">user </text:span></text:span><text:span text:style-name="Source_20_Text"><text:span text:style-name="T105">in chronological order </text:span></text:span><text:span text:style-name="Source_20_Text"><text:span text:style-name="T107">and it may work with </text:span></text:span><text:span text:style-name="Source_20_Text"><text:span text:style-name="T108">indexing, </text:span></text:span><text:span text:style-name="Source_20_Text"><text:span text:style-name="T107">sharding and caching. But the home-timeline generation query will be c</text:span></text:span><text:span text:style-name="Source_20_Text"><text:span text:style-name="T105">omplex and </text:span></text:span><text:span text:style-name="Source_20_Text"><text:span text:style-name="T107">very </text:span></text:span><text:span text:style-name="Source_20_Text"><text:span text:style-name="T105">time </text:span></text:span><text:span text:style-name="Source_20_Text"><text:span text:style-name="T107">consuming</text:span></text:span><text:span text:style-name="Source_20_Text"><text:span text:style-name="T105"> </text:span></text:span><text:span text:style-name="Source_20_Text"><text:span text:style-name="T107">that </text:span></text:span><text:span text:style-name="Source_20_Text"><text:span text:style-name="T105">provide all tweets </text:span></text:span><text:span text:style-name="Source_20_Text"><text:span text:style-name="T107">from</text:span></text:span><text:span text:style-name="Source_20_Text"><text:span text:style-name="T105"> all the persons to whom </text:span></text:span><text:span text:style-name="Source_20_Text"><text:span text:style-name="T107">the user</text:span></text:span><text:span text:style-name="Source_20_Text"><text:span text:style-name="T105"> follow</text:span></text:span><text:span text:style-name="Source_20_Text"><text:span text:style-name="T107">s</text:span></text:span><text:span text:style-name="Source_20_Text"><text:span text:style-name="T105"> in chronological order (if they have reacted on </text:span></text:span><text:span text:style-name="Source_20_Text"><text:span text:style-name="T110">tweet of </text:span></text:span><text:span text:style-name="Source_20_Text"><text:span text:style-name="T105">someone else </text:span></text:span><text:span text:style-name="Source_20_Text"><text:span text:style-name="T110">(to whom the user don’t follow directly)</text:span></text:span><text:span text:style-name="Source_20_Text"><text:span text:style-name="T105"> tweets, </text:span></text:span><text:span text:style-name="Source_20_Text"><text:span text:style-name="T109">those tweets should also be </text:span></text:span><text:span text:style-name="Source_20_Text"><text:span text:style-name="T105">ta</text:span></text:span><text:span text:style-name="Source_20_Text"><text:span text:style-name="T109">gged</text:span></text:span><text:span text:style-name="Source_20_Text"><text:span text:style-name="T105">). </text:span></text:span><text:span text:style-name="Source_20_Text"><text:span text:style-name="T106">This will be a very time-taking query which will need to be run everytime when an user accesses his home time-line and after some time sharding or indexing is also not going to work well.</text:span></text:span></text:p>
          <text:p text:style-name="P24"><text:span text:style-name="Source_20_Text"><text:span text:style-name="T106"/></text:span></text:p>
          <text:p text:style-name="P25"><text:span text:style-name="Source_20_Text"><text:span text:style-name="T123">So what we do here is, we pre-compute the </text:span></text:span><text:span text:style-name="Source_20_Text"><text:span text:style-name="T125">home-</text:span></text:span><text:span text:style-name="Source_20_Text"><text:span text:style-name="T123">timeline of all the users. </text:span></text:span><text:span text:style-name="Source_20_Text"><text:span text:style-name="T125">This pre-computed home-timeline of the users will be in the form of chronologically sorted list of the tweets of the users to whom a user follows. </text:span></text:span><text:span text:style-name="Source_20_Text"><text:span text:style-name="T128">All these user’s pre-computed home-timelines are stored in the redis-cluster. </text:span></text:span><text:span text:style-name="Source_20_Text"><text:span text:style-name="T129">For fault-tolerance, every pre-computed home-timelines are replicated three times </text:span></text:span><text:span text:style-name="Source_20_Text"><text:span text:style-name="T134">in the redis-cluster</text:span></text:span><text:span text:style-name="Source_20_Text"><text:span text:style-name="T129">. </text:span></text:span><text:span text:style-name="Source_20_Text"><text:span text:style-name="T134">All these home-timelines will be stored in the redis essentially in the form of native redis list.</text:span></text:span></text:p>
          <text:p text:style-name="P25"><text:span text:style-name="Source_20_Text"><text:span text:style-name="T134"/></text:span></text:p>
          <text:p text:style-name="P26"><text:span text:style-name="Source_20_Text"><text:span text:style-name="T162">There will be million of users. How the timelines of all the users will be stored on the redis clusters?</text:span></text:span><text:span text:style-name="Source_20_Text"><text:span text:style-name="T148"> </text:span></text:span><text:span text:style-name="Source_20_Text"><text:span text:style-name="T149">Suppose we have 1000 machines in the redis clusters. Suppose 1</text:span></text:span><text:span text:style-name="Source_20_Text"><text:span text:style-name="T165">st</text:span></text:span><text:span text:style-name="Source_20_Text"><text:span text:style-name="T149"> Machine is the master for the home-timeline of a user A, then 1000</text:span></text:span><text:span text:style-name="Source_20_Text"><text:span text:style-name="T165">th</text:span></text:span><text:span text:style-name="Source_20_Text"><text:span text:style-name="T149"> machine and 2</text:span></text:span><text:span text:style-name="Source_20_Text"><text:span text:style-name="T165">nd</text:span></text:span><text:span text:style-name="Source_20_Text"><text:span text:style-name="T149"> machine will be the slave for the same data. Suppose 2</text:span></text:span><text:span text:style-name="Source_20_Text"><text:span text:style-name="T165">nd</text:span></text:span><text:span text:style-name="Source_20_Text"><text:span text:style-name="T149"> machine is the master for the home-timeline of the user B, then 1</text:span></text:span><text:span text:style-name="Source_20_Text"><text:span text:style-name="T165">st</text:span></text:span><text:span text:style-name="Source_20_Text"><text:span text:style-name="T149"> machine and 3</text:span></text:span><text:span text:style-name="Source_20_Text"><text:span text:style-name="T165">rd</text:span></text:span><text:span text:style-name="Source_20_Text"><text:span text:style-name="T149"> machine will be the slave for the home-timeline of the user B. And so on.</text:span></text:span></text:p>
          <text:p text:style-name="P26"><text:span text:style-name="Source_20_Text"><text:span text:style-name="T149"/></text:span></text:p>
          <text:p text:style-name="P27"><text:span text:style-name="Source_20_Text"><text:span text:style-name="T163">How will we know about the three machines where the home-timeline of the user is stored?</text:span></text:span><text:span text:style-name="Source_20_Text"><text:span text:style-name="T149"> We can use fast hash-lookup between application server and redis cluster which will tell us about the machines where the home-timeline of the particular user will be stored.</text:span></text:span></text:p>
          <text:p text:style-name="P25"><text:span text:style-name="Source_20_Text"><text:span text:style-name="T125"/></text:span></text:p>
          <text:p text:style-name="P25"><text:span text:style-name="Source_20_Text"><text:span text:style-name="T159">But h</text:span></text:span><text:span text:style-name="Source_20_Text"><text:span text:style-name="T160">ow is this </text:span></text:span><text:span text:style-name="Source_20_Text"><text:span text:style-name="T159">pre-computation of the home-timeline</text:span></text:span><text:span text:style-name="Source_20_Text"><text:span text:style-name="T160"> done?</text:span></text:span><text:span text:style-name="Source_20_Text"><text:span text:style-name="T123"> </text:span></text:span><text:span text:style-name="Source_20_Text"><text:span text:style-name="T124">We maintain the user’s follower_list in some cache. </text:span></text:span><text:span text:style-name="Source_20_Text"><text:span text:style-name="T123">Whenever someone tweets a tweet, </text:span></text:span><text:span text:style-name="Source_20_Text"><text:span text:style-name="T124">we add the tweet in the DB and also add the tweet in the home-timeline of all the followers of the user </text:span></text:span><text:span text:style-name="Source_20_Text"><text:span text:style-name="T126">at the front of the list </text:span></text:span><text:span text:style-name="Source_20_Text"><text:span text:style-name="T127">(so that it will be added in the list in chronological order)</text:span></text:span><text:span text:style-name="Source_20_Text"><text:span text:style-name="T124">.</text:span></text:span></text:p>
          <text:p text:style-name="P25"><text:span text:style-name="Source_20_Text"><text:span text:style-name="T124"/></text:span></text:p>
          <text:p text:style-name="P28"><text:span text:style-name="Source_20_Text"><text:span text:style-name="T158">Problem with this approach:</text:span></text:span><text:span text:style-name="Source_20_Text"><text:span text:style-name="T135"> </text:span></text:span><text:span text:style-name="Source_20_Text"><text:span text:style-name="T136">Suppose some celebrity such as PM Modi who have 500 million followers, if he makes a tweet, then Twitter will need to update (500 * 3) million redis lists as all the user’s timelines are replicated three times. It will be a huge computational load for twitter and it will take time (say 1 minute). </text:span></text:span><text:span text:style-name="Source_20_Text"><text:span text:style-name="T137">What if I follow someone who also follows PM Modi and he has just </text:span></text:span><text:span text:style-name="Source_20_Text"><text:span text:style-name="T139">1</text:span></text:span><text:span text:style-name="Source_20_Text"><text:span text:style-name="T137">0 followers and his home-timeline got updated in the begining and my home-timeline is going to be updated in the end. </text:span></text:span><text:span text:style-name="Source_20_Text"><text:span text:style-name="T138">So he will be able to see PM Modi’s tweet 1 minute earlier than me. What if he reply on his tweet within 30 seconds just after he sees it? </text:span></text:span><text:span text:style-name="Source_20_Text"><text:span text:style-name="T139">As he has just </text:span></text:span><text:span text:style-name="Source_20_Text"><text:span text:style-name="T140">10 followers, home-timelines of his followers will be updated very soon (within second) and I will also be able to see his reply on the PM Modi’s tweet before seeing PM Modi’s original tweet.</text:span></text:span></text:p>
          <text:p text:style-name="P28"><text:span text:style-name="Source_20_Text"><text:span text:style-name="T140"/></text:span></text:p>
          <text:p text:style-name="P29"><text:soft-page-break/><text:span text:style-name="Source_20_Text"><text:span text:style-name="T161">How will we solve this problem?</text:span></text:span><text:span text:style-name="Source_20_Text"><text:span text:style-name="T141"> </text:span></text:span><text:span text:style-name="Source_20_Text"><text:span text:style-name="T142">For all the users, we will maintain a flag (isCelebrity) in our user_details_table which value will depend on the number of followers. </text:span></text:span><text:span text:style-name="Source_20_Text"><text:span text:style-name="T143">We will </text:span></text:span><text:span text:style-name="Source_20_Text"><text:span text:style-name="T144">m</text:span></text:span><text:span text:style-name="Source_20_Text"><text:span text:style-name="T50">aintain user’s cache for every user with the following type of user object:</text:span></text:span></text:p>
          <text:p text:style-name="P29"><text:span text:style-name="Source_20_Text"><text:span text:style-name="T86"><text:s text:c="8"/>[</text:span></text:span><text:span text:style-name="Source_20_Text"><text:span text:style-name="T47">User: user_id, follower_list, leader_set, </text:span></text:span><text:span text:style-name="Source_20_Text"><text:span text:style-name="T48">isH</text:span></text:span><text:span text:style-name="Source_20_Text"><text:span text:style-name="T49">ide</text:span></text:span><text:span text:style-name="Source_20_Text"><text:span text:style-name="T48">R</text:span></text:span><text:span text:style-name="Source_20_Text"><text:span text:style-name="T49">etweets, </text:span></text:span><text:span text:style-name="Source_20_Text"><text:span text:style-name="T48">isH</text:span></text:span><text:span text:style-name="Source_20_Text"><text:span text:style-name="T49">ide</text:span></text:span><text:span text:style-name="Source_20_Text"><text:span text:style-name="T48">R</text:span></text:span><text:span text:style-name="Source_20_Text"><text:span text:style-name="T49">eply, i</text:span></text:span><text:span text:style-name="Source_20_Text"><text:span text:style-name="T48">sHi</text:span></text:span><text:span text:style-name="Source_20_Text"><text:span text:style-name="T49">deL</text:span></text:span><text:span text:style-name="Source_20_Text"><text:span text:style-name="T48">i</text:span></text:span><text:span text:style-name="Source_20_Text"><text:span text:style-name="T49">kes,</text:span></text:span><text:span text:style-name="Source_20_Text"><text:span text:style-name="T86">]</text:span></text:span></text:p>
          <text:p text:style-name="P30"><text:span text:style-name="Source_20_Text"><text:span text:style-name="T145">When someone starts following me, he will be added in my follower’s list. When I start following some celebrity, he will be added in my leader_set. </text:span></text:span><text:span text:style-name="Source_20_Text"><text:span text:style-name="T146">If a user is celebrity (say PM Modi), we will not add his tweets in the home-timelines of his followers. </text:span></text:span><text:span text:style-name="Source_20_Text"><text:span text:style-name="T147">Instead when someone tries to fetch his timeline, we will fetch all his leaders and check if they have any new tweet and if yes, then we will add the new tweets of the leaders in the home-timeline of the user and then return him his home-timeline.</text:span></text:span></text:p>
          <text:p text:style-name="P31"><text:span text:style-name="Source_20_Text"><text:span text:style-name="T319"/></text:span></text:p>
          <text:p text:style-name="P32"><text:span text:style-name="Strong_20_Emphasis"><text:span text:style-name="T331">User</text:span></text:span><text:span text:style-name="Source_20_Text"><text:span text:style-name="T329"> posts a tweet: </text:span></text:span><text:span text:style-name="Strong_20_Emphasis"><text:span text:style-name="T331">Service</text:span></text:span><text:span text:style-name="Source_20_Text"><text:span text:style-name="T329"> pushes tweets to follower’s </text:span></text:span><text:span text:style-name="Source_20_Text"><text:span text:style-name="T330">home time line</text:span></text:span><text:span text:style-name="Source_20_Text"><text:span text:style-name="T329">, sending push notifications and emails</text:span></text:span></text:p>
          <text:p text:style-name="P32"><text:span text:style-name="Source_20_Text"><text:span text:style-name="T329"/></text:span></text:p>
          <text:p text:style-name="P33"><text:span text:style-name="Source_20_Text"><text:span text:style-name="T234">Also maintain timeline in mysql database too.</text:span></text:span></text:p>
          <text:p text:style-name="P33"><text:span text:style-name="Source_20_Text"><text:span text:style-name="T85"/></text:span></text:p>
          <text:p text:style-name="P34"><text:span text:style-name="Source_20_Text"><text:span text:style-name="T157">As storing the home-timelines of the users in the redis-cluster takes a lot of memory, a</text:span></text:span><text:span text:style-name="Source_20_Text"><text:span text:style-name="T153"> smarter solution </text:span></text:span><text:span text:style-name="Source_20_Text"><text:span text:style-name="T157">would be:</text:span></text:span></text:p>
          <text:p text:style-name="P34"><text:span text:style-name="Source_20_Text"><text:span text:style-name="T155">A).</text:span></text:span><text:span text:style-name="Source_20_Text"><text:span text:style-name="T132"> </text:span></text:span><text:span text:style-name="Source_20_Text"><text:span text:style-name="T130">to pre-compute the home-timeline of only those users who were online in last few days (say 3 days). If a user comes online after a week, his home-timeline won’t be pre-computed and it will take some time (may be 2 to 5 seconds) for his home-timeline to be generated. Then it will be stored in the memory for the next 3 days. </text:span></text:span><text:span text:style-name="Source_20_Text"><text:span text:style-name="T131">If the user doesn’t login in the next three days, it could be removed from there.</text:span></text:span></text:p>
          <text:p text:style-name="P35"><text:span text:style-name="Source_20_Text"><text:span text:style-name="T156">B).</text:span></text:span><text:span text:style-name="Source_20_Text"><text:span text:style-name="T133"> </text:span></text:span><text:span text:style-name="Source_20_Text"><text:span text:style-name="T113">to </text:span></text:span><text:span text:style-name="Source_20_Text"><text:span text:style-name="T114">figure out the login pattern of users to pre-generate their </text:span></text:span><text:span text:style-name="Source_20_Text"><text:span text:style-name="T113">home-timeline or </text:span></text:span><text:span text:style-name="Source_20_Text"><text:span text:style-name="T114">newsfeed. e.g., At what time of the day a user is active? Which days of the week a user accesses their newsfeed? Etc.</text:span></text:span></text:p>
          <text:p text:style-name="P32"><text:span text:style-name="Source_20_Text"><text:span text:style-name="T114"/></text:span></text:p>
          <text:p text:style-name="P32"><text:span text:style-name="Source_20_Text"><text:span text:style-name="Strong_20_Emphasis"><text:span text:style-name="T164">Feed publishing: </text:span></text:span></text:span><text:span text:style-name="Source_20_Text"><text:span text:style-name="T114">The process of pushing a post to all the followers is called a fanout. By analogy, the push approach is called fanout-on-write, while the pull approach is called fanout-on-load. Let’s discuss different options for publishing feed data to users:</text:span></text:span></text:p>
          <text:p text:style-name="P36"><text:span text:style-name="Source_20_Text"><text:span text:style-name="T328">However, on mobile devices, where data usage is relatively expensive, it can consume unnecessary bandwidth. Hence, at least for mobile devices, we can choose not to push data, instead let users “Pull to Refresh” to get new posts.</text:span></text:span></text:p>
          <text:p text:style-name="P36"><text:span text:style-name="Source_20_Text"><text:span text:style-name="T328"/></text:span></text:p>
          <text:p text:style-name="P37"><text:span text:style-name="Source_20_Text"><text:span text:style-name="T154">Why this architecture is selected:</text:span></text:span></text:p>
          <text:p text:style-name="P38"><text:span text:style-name="Source_20_Text"><text:span text:style-name="T118">because of read-heaviness,</text:span></text:span></text:p>
          <text:p text:style-name="P38"><text:span text:style-name="Source_20_Text"><text:span text:style-name="T119">no problem with eventual consistency,</text:span></text:span></text:p>
          <text:p text:style-name="P39"><text:span text:style-name="Source_20_Text"><text:span text:style-name="T120">mainly dealing with characters (140) </text:span></text:span><text:span text:style-name="Source_20_Text"><text:span text:style-name="T121">so space is not a very big problem,</text:span></text:span></text:p>
          <text:p text:style-name="P40"><text:span text:style-name="Source_20_Text"><text:span text:style-name="T114"/></text:span></text:p>
          <text:p text:style-name="P41"><text:span text:style-name="Source_20_Text"><text:span text:style-name="T152">Practical criterias for feed ranking:</text:span></text:span></text:p>
          <text:list>
            <text:list-item>
              <text:p text:style-name="P42"><text:span text:style-name="Source_20_Text"><text:span text:style-name="T114">interest of user(as a person related to BJP would like to see all the feeds related to politics),</text:span></text:span></text:p>
            </text:list-item>
            <text:list-item>
              <text:p text:style-name="P42"><text:span text:style-name="Source_20_Text"><text:span text:style-name="T114">creation time,</text:span></text:span></text:p>
            </text:list-item>
            <text:list-item>
              <text:p text:style-name="P42"><text:span text:style-name="Source_20_Text"><text:span text:style-name="T114">direct or indirect leader's post,</text:span></text:span></text:p>
            </text:list-item>
            <text:list-item>
              <text:p text:style-name="P42"><text:span text:style-name="Source_20_Text"><text:span text:style-name="T114">popularity of post,</text:span></text:span></text:p>
            </text:list-item>
            <text:list-item>
              <text:p text:style-name="P42"><text:span text:style-name="Source_20_Text"><text:span text:style-name="T114">if the user is an active member of that group,</text:span></text:span></text:p>
            </text:list-item>
            <text:list-item>
              <text:p text:style-name="P42"><text:span text:style-name="Source_20_Text"><text:span text:style-name="T114">whether the post has images/videos,</text:span></text:span></text:p>
            </text:list-item>
          </text:list>
          <text:p text:style-name="P43"><text:span text:style-name="Source_20_Text"><text:span text:style-name="T153"/></text:span></text:p>
          <text:p text:style-name="P43"><text:span text:style-name="Source_20_Text"><text:span text:style-name="T153">A better ranking system can significantly improve itself by constantly evaluating if we are making progress in user stickiness, retention, ads revenue, etc.</text:span></text:span></text:p>
          <text:p text:style-name="P43"><text:span text:style-name="Source_20_Text"><text:span text:style-name="T114"/></text:span></text:p>
        </text:list-item>
        <text:list-item>
          <text:p text:style-name="P44"><text:span text:style-name="Source_20_Text"><text:span text:style-name="T218">Technology stack,</text:span></text:span></text:p>
          <text:list>
            <text:list-item>
              <text:p text:style-name="P45"><text:span text:style-name="Source_20_Text"><text:span text:style-name="T83">frontend:</text:span></text:span><text:span text:style-name="Source_20_Text"><text:span text:style-name="T13"> angular, html5, css3,</text:span></text:span></text:p>
            </text:list-item>
            <text:list-item>
              <text:p text:style-name="P45"><text:span text:style-name="Source_20_Text"><text:span text:style-name="T83">backend:</text:span></text:span><text:span text:style-name="Source_20_Text"><text:span text:style-name="T13"> </text:span></text:span><text:span text:style-name="Source_20_Text"><text:span text:style-name="T39">Java, Spring-Boot</text:span></text:span><text:span text:style-name="Source_20_Text"><text:span text:style-name="T14">.</text:span></text:span></text:p>
            </text:list-item>
          </text:list>
        </text:list-item>
        <text:list-item>
          <text:p text:style-name="P46"><text:span text:style-name="Source_20_Text"><text:span text:style-name="T194">Basic system design,</text:span></text:span></text:p>
        </text:list-item>
        <text:list-item>
          <text:p text:style-name="P18"><text:span text:style-name="Source_20_Text"><text:span text:style-name="T195">D</text:span></text:span><text:span text:style-name="Source_20_Text"><text:span text:style-name="T215">etailed</text:span></text:span><text:span text:style-name="Source_20_Text"><text:span text:style-name="T195"> </text:span></text:span><text:span text:style-name="Source_20_Text"><text:span text:style-name="T196">Component design,</text:span></text:span></text:p>
        </text:list-item>
        <text:list-item>
          <text:p text:style-name="P18"><text:span text:style-name="Source_20_Text"><text:span text:style-name="T197">Concurrency,</text:span></text:span></text:p>
          <text:list>
            <text:list-item>
              <text:p text:style-name="P88"><text:span text:style-name="Source_20_Text"><text:span text:style-name="T197">How to handle concurrency issues,</text:span></text:span></text:p>
              <text:p text:style-name="P47"><text:span text:style-name="Source_20_Text"><text:span text:style-name="T273">We can consider following three ways to consider concurrency:</text:span></text:span></text:p>
              <text:list>
                <text:list-item>
                  <text:p text:style-name="P47"><text:span text:style-name="Source_20_Text"><text:span text:style-name="T273"><text:s text:c="4"/>put(tiny, long)</text:span></text:span></text:p>
                  <text:p text:style-name="P47"><text:span text:style-name="Source_20_Text"><text:span text:style-name="T273"><text:s text:c="4"/>handle if duplicate key exception occurs</text:span></text:span></text:p>
                  <text:p text:style-name="P47"><text:span text:style-name="Source_20_Text"><text:span text:style-name="T273"><text:s text:c="4"/>put(tiny0, long)</text:span></text:span></text:p>
                  <text:p text:style-name="P47"><text:span text:style-name="Source_20_Text"><text:span text:style-name="T273">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47"><text:soft-page-break/><text:span text:style-name="Source_20_Text"><text:span text:style-name="T273"><text:s text:c="4"/>put(tiny, long)</text:span></text:span></text:p>
                  <text:p text:style-name="P47"><text:span text:style-name="Source_20_Text"><text:span text:style-name="T273"><text:s text:c="4"/>get(tiny)</text:span></text:span></text:p>
                  <text:p text:style-name="P47"><text:span text:style-name="Source_20_Text"><text:span text:style-name="T273"><text:s text:c="4"/>if (get(tiny) != long)</text:span></text:span></text:p>
                  <text:p text:style-name="P47"><text:span text:style-name="Source_20_Text"><text:span text:style-name="T273"><text:s text:c="8"/>put(tiny0, long)</text:span></text:span></text:p>
                  <text:p text:style-name="P47"><text:span text:style-name="Source_20_Text"><text:span text:style-name="T273">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47"><text:span text:style-name="Source_20_Text"><text:span text:style-name="T273"><text:s text:c="4"/>putIfAbsent(tiny, long)</text:span></text:span></text:p>
                  <text:p text:style-name="P47"><text:span text:style-name="Source_20_Text"><text:span text:style-name="T273">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47"><text:span text:style-name="Source_20_Text"><text:span text:style-name="T273">a</text:span></text:span></text:p>
            </text:list-item>
          </text:list>
        </text:list-item>
        <text:list-item>
          <text:p text:style-name="P90"><text:span text:style-name="Source_20_Text"><text:span text:style-name="T198">Data Partitioning,</text:span></text:span></text:p>
          <text:p text:style-name="P90"><text:span text:style-name="Source_20_Text"><text:span text:style-name="T274">To scale out our DB, we need to come up with a partitioning scheme that would divide and store our data to different DB servers:</text:span></text:span></text:p>
          <text:list>
            <text:list-item>
              <text:p text:style-name="P18"><text:span text:style-name="Source_20_Text"><text:span text:style-name="T228">Vertical or feature based partitioning,</text:span></text:span></text:p>
            </text:list-item>
            <text:list-item>
              <text:p text:style-name="P18"><text:span text:style-name="Source_20_Text"><text:span text:style-name="T199">Range based partitioning,</text:span></text:span></text:p>
              <text:p text:style-name="P48"><text:span text:style-name="Source_20_Text"><text:span text:style-name="T272">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48"><text:span text:style-name="Source_20_Text"><text:span text:style-name="T272"><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18"><text:span text:style-name="Source_20_Text"><text:span text:style-name="T199">Hash based partitioning,</text:span></text:span></text:p>
              <text:p text:style-name="P18"><text:span text:style-name="Source_20_Text"><text:span text:style-name="T272">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18"><text:span text:style-name="Source_20_Text"><text:span text:style-name="T272"><text:s text:c="8"/>Our hashing function will randomly distribute URLs into different partitions (e.g., our hashing function can always map any key to a number between [1…256]), and this number would represent the partition in which we store our object.</text:span></text:span></text:p>
              <text:p text:style-name="P49"><text:span text:style-name="Source_20_Text"><text:span text:style-name="T272"><text:s text:c="8"/>This approach can still lead to overloaded partitions, which can be solved by using </text:span></text:span><text:span text:style-name="Source_20_Text"><text:span text:style-name="T275">Consistent Hashing </text:span></text:span><text:span text:style-name="Source_20_Text"><text:span text:style-name="T276">during writing and reading of data</text:span></text:span><text:span text:style-name="Source_20_Text"><text:span text:style-name="T275">. </text:span></text:span><text:span text:style-name="Source_20_Text"><text:span text:style-name="T277">But in case of database we cannot (should not) use consistent hashing to shift data from one node to other in case of addition or removal of any node.</text:span></text:span></text:p>
            </text:list-item>
            <text:list-item>
              <text:p text:style-name="P49"><text:span text:style-name="Source_20_Text"><text:span text:style-name="Strong_20_Emphasis"><text:span text:style-name="T322">Sharding based on T</text:span></text:span></text:span><text:span text:style-name="Source_20_Text"><text:span text:style-name="Strong_20_Emphasis"><text:span text:style-name="T323">inyUrl</text:span></text:span></text:span><text:span text:style-name="Source_20_Text"><text:span text:style-name="Strong_20_Emphasis"><text:span text:style-name="T322"> creation time </text:span></text:span></text:span><text:span text:style-name="Source_20_Text"><text:span text:style-name="Strong_20_Emphasis"><text:span text:style-name="T323">is not possible here because we don’t search our tinyurls on the basis of creation time but on the basis of tinyurl so we can only tinyurl </text:span></text:span></text:span><text:span text:style-name="Source_20_Text"><text:span text:style-name="Strong_20_Emphasis"><text:span text:style-name="T324">string</text:span></text:span></text:span><text:span text:style-name="Source_20_Text"><text:span text:style-name="Strong_20_Emphasis"><text:span text:style-name="T323"> here </text:span></text:span></text:span><text:span text:style-name="Source_20_Text"><text:span text:style-name="Strong_20_Emphasis"><text:span text:style-name="T324">as the basis of partitioning</text:span></text:span></text:span><text:span text:style-name="Source_20_Text"><text:span text:style-name="Strong_20_Emphasis"><text:span text:style-name="T323">.</text:span></text:span></text:span></text:p>
            </text:list-item>
            <text:list-item>
              <text:p text:style-name="P50"><text:span text:style-name="Source_20_Text"><text:span text:style-name="T278">a</text:span></text:span></text:p>
            </text:list-item>
          </text:list>
        </text:list-item>
        <text:list-item>
          <text:p text:style-name="P91"><text:span text:style-name="Source_20_Text"><text:span text:style-name="T229">Service Component</text:span></text:span><text:span text:style-name="Source_20_Text"><text:span text:style-name="T198"> Partitioning,</text:span></text:span></text:p>
          <text:list>
            <text:list-item>
              <text:p text:style-name="P51"><text:span text:style-name="Source_20_Text"><text:span text:style-name="T228">Vertical or feature based partitioning,</text:span></text:span></text:p>
            </text:list-item>
            <text:list-item>
              <text:p text:style-name="P51"><text:span text:style-name="Source_20_Text"><text:span text:style-name="T199">Range based partitioning,</text:span></text:span></text:p>
            </text:list-item>
            <text:list-item>
              <text:p text:style-name="P51"><text:span text:style-name="Source_20_Text"><text:span text:style-name="T199">Hash based partitioning,</text:span></text:span></text:p>
            </text:list-item>
          </text:list>
        </text:list-item>
        <text:list-item>
          <text:p text:style-name="P51"><text:span text:style-name="Source_20_Text"><text:span text:style-name="T200">Data replication,</text:span></text:span></text:p>
          <text:p text:style-name="P18"><text:span text:style-name="Source_20_Text"><text:span text:style-name="T279">To ensure the high availability, we need to have at least three replicas of every partition of the database. </text:span></text:span><text:span text:style-name="Source_20_Text"><text:span text:style-name="T280">Among these three replicas, one will be the master </text:span></text:span><text:span text:style-name="Source_20_Text"><text:span text:style-name="T281">(which will be used for all the writes and may also be used for reads)</text:span></text:span><text:span text:style-name="Source_20_Text"><text:span text:style-name="T280"> and the other two will be the slaves </text:span></text:span><text:span text:style-name="Source_20_Text"><text:span text:style-name="T282">(both of which may be used for reads or we may keep one of them on hot-standby)</text:span></text:span><text:span text:style-name="Source_20_Text"><text:span text:style-name="T280">.</text:span></text:span></text:p>
        </text:list-item>
        <text:list-item>
          <text:p text:style-name="P18"><text:span text:style-name="Source_20_Text"><text:span text:style-name="T201">Data archiving,</text:span></text:span></text:p>
          <text:p text:style-name="P18"><text:span text:style-name="Source_20_Text"><text:span text:style-name="T283">In this case we archive the </text:span></text:span><text:span text:style-name="Source_20_Text"><text:span text:style-name="T284">older</text:span></text:span><text:span text:style-name="Source_20_Text"><text:span text:style-name="T283"> </text:span></text:span><text:span text:style-name="Source_20_Text"><text:span text:style-name="T285">data by transferring it on some less expensive, low configuration </text:span></text:span><text:span text:style-name="Source_20_Text"><text:span text:style-name="T286">database</text:span></text:span><text:span text:style-name="Source_20_Text"><text:span text:style-name="T285"> set up. </text:span></text:span><text:span text:style-name="Source_20_Text"><text:span text:style-name="T287">When we get some read query, we will search our data in following way:</text:span></text:span></text:p>
          <text:list>
            <text:list-item>
              <text:p text:style-name="P52"><text:span text:style-name="Source_20_Text"><text:span text:style-name="T288">First search the data in cache and if it is found in cache, serve it,</text:span></text:span></text:p>
            </text:list-item>
            <text:list-item>
              <text:p text:style-name="P52"><text:span text:style-name="Source_20_Text"><text:span text:style-name="T288">If the data is not found in cache go to main database, </text:span></text:span><text:span text:style-name="Source_20_Text"><text:span text:style-name="T289">get the data and update the data in the cache,</text:span></text:span></text:p>
            </text:list-item>
            <text:list-item>
              <text:p text:style-name="P53"><text:span text:style-name="Source_20_Text"><text:span text:style-name="T289">If the data is not found in main database as well, go to archive database, get the data and update the data in the cache,</text:span></text:span></text:p>
            </text:list-item>
            <text:list-item>
              <text:p text:style-name="P53"><text:span text:style-name="Source_20_Text"><text:span text:style-name="T289">If the data is not found even in arviches, return the not found status in the response.</text:span></text:span></text:p>
            </text:list-item>
          </text:list>
          <text:p text:style-name="P54"><text:span text:style-name="Source_20_Text"><text:span text:style-name="T287">This data archiving will involve:</text:span></text:span></text:p>
          <text:list text:continue-numbering="true">
            <text:list-header>
              <text:p text:style-name="P54"><text:soft-page-break/><text:span text:style-name="Source_20_Text"><text:span text:style-name="T290">A) </text:span></text:span><text:span text:style-name="Source_20_Text"><text:span text:style-name="T287">writing of older data </text:span></text:span><text:span text:style-name="Source_20_Text"><text:span text:style-name="T291">(say data </text:span></text:span><text:span text:style-name="Source_20_Text"><text:span text:style-name="T292">older</text:span></text:span><text:span text:style-name="Source_20_Text"><text:span text:style-name="T291"> between one to two week)</text:span></text:span><text:span text:style-name="Source_20_Text"><text:span text:style-name="T287"> from </text:span></text:span><text:span text:style-name="Source_20_Text"><text:span text:style-name="T292">our main database to the archive database,</text:span></text:span></text:p>
              <text:p text:style-name="P54"><text:span text:style-name="Source_20_Text"><text:span text:style-name="T290">B) </text:span></text:span><text:span text:style-name="Source_20_Text"><text:span text:style-name="T292">verification of the written data that whether it is properly written or not and</text:span></text:span></text:p>
              <text:p text:style-name="P55"><text:span text:style-name="Source_20_Text"><text:span text:style-name="T290">C) </text:span></text:span><text:span text:style-name="Source_20_Text"><text:span text:style-name="T292">if it is properly written on archive database cluster, then deletion of that older data (one week older to two week older) from our main database.</text:span></text:span></text:p>
            </text:list-header>
          </text:list>
          <text:p text:style-name="P55"><text:span text:style-name="Source_20_Text"><text:span text:style-name="T293">We run this archiving process on some schedule </text:span></text:span><text:span text:style-name="Source_20_Text"><text:span text:style-name="T294">(say daily, weekly or monthly but </text:span></text:span><text:span text:style-name="Source_20_Text"><text:span text:style-name="T293">neither too quickly nor not at all).</text:span></text:span></text:p>
        </text:list-item>
        <text:list-item>
          <text:p text:style-name="P88"><text:span text:style-name="Source_20_Text"><text:span text:style-name="T202">Cache,</text:span></text:span></text:p>
          <text:list>
            <text:list-item>
              <text:p text:style-name="P88"><text:span text:style-name="Source_20_Text"><text:span text:style-name="T203">How much cache should we use?</text:span></text:span></text:p>
              <text:p text:style-name="P18"><text:span text:style-name="Source_20_Text"><text:span text:style-name="T272">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88"><text:span text:style-name="Source_20_Text"><text:span text:style-name="T204">Which cache eviction policy would best fit our needs?</text:span></text:span></text:p>
              <text:p text:style-name="P18"><text:span text:style-name="Source_20_Text"><text:span text:style-name="T295">LRU</text:span></text:span></text:p>
            </text:list-item>
            <text:list-item>
              <text:p text:style-name="P88"><text:span text:style-name="Source_20_Text"><text:span text:style-name="T205">How can each cache replica be updated?</text:span></text:span></text:p>
              <text:p text:style-name="P18"><text:span text:style-name="Source_20_Text"><text:span text:style-name="T272">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56"><text:span text:style-name="Source_20_Text"><text:span text:style-name="T213">Fault Tolerance</text:span></text:span></text:p>
          <text:p text:style-name="P57"><text:span text:style-name="Source_20_Text"><text:span text:style-name="T296">The service is partitioned at all the components, there are multiple web servers, multiple application servers </text:span></text:span><text:span text:style-name="Source_20_Text"><text:span text:style-name="T297">and multiple KGS as well. </text:span></text:span><text:span text:style-name="Source_20_Text"><text:span text:style-name="T298">Our database is also partitioned </text:span></text:span><text:span text:style-name="Source_20_Text"><text:span text:style-name="T299">on the basis of hash and every partition have master – slave configuration. </text:span></text:span><text:span text:style-name="Source_20_Text"><text:span text:style-name="T300">So our service is fault tolerent at all the components.</text:span></text:span></text:p>
        </text:list-item>
        <text:list-item>
          <text:p text:style-name="P56"><text:span text:style-name="Source_20_Text"><text:span text:style-name="T206">Where to add load balancers?</text:span></text:span></text:p>
          <text:p text:style-name="P18"><text:span text:style-name="Source_20_Text"><text:span text:style-name="T272">We can add a Load balancing layer at three places in our system:</text:span></text:span></text:p>
          <text:list>
            <text:list-item>
              <text:p text:style-name="P18"><text:span text:style-name="Source_20_Text"><text:span text:style-name="T272">Between Clients and </text:span></text:span><text:span text:style-name="Source_20_Text"><text:span text:style-name="T301">web</text:span></text:span><text:span text:style-name="Source_20_Text"><text:span text:style-name="T272"> servers</text:span></text:span></text:p>
            </text:list-item>
            <text:list-item>
              <text:p text:style-name="P18"><text:span text:style-name="Source_20_Text"><text:span text:style-name="T272">Between Application Servers and database servers</text:span></text:span></text:p>
            </text:list-item>
            <text:list-item>
              <text:p text:style-name="P18"><text:span text:style-name="Source_20_Text"><text:span text:style-name="T272">Between Application Servers and Cache servers</text:span></text:span></text:p>
            </text:list-item>
          </text:list>
        </text:list-item>
        <text:list-item>
          <text:p text:style-name="P18"><text:span text:style-name="Source_20_Text"><text:span text:style-name="T207">Purging or DB cleanup,</text:span></text:span></text:p>
          <text:p text:style-name="P18"><text:span text:style-name="Source_20_Text"><text:span text:style-name="T302">The expired links should be removed from our database </text:span></text:span><text:span text:style-name="Source_20_Text"><text:span text:style-name="T303">(</text:span></text:span><text:span text:style-name="Source_20_Text"><text:span text:style-name="T302">or mark them expired</text:span></text:span><text:span text:style-name="Source_20_Text"><text:span text:style-name="T303">)</text:span></text:span><text:span text:style-name="Source_20_Text"><text:span text:style-name="T302">.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304">Following ways can be used to cleanup the database:</text:span></text:span></text:p>
          <text:list>
            <text:list-item>
              <text:p text:style-name="P18"><text:span text:style-name="Source_20_Text"><text:span text:style-name="T304">Whenever a user tries to access an expired link, we can delete the link and return an error to the user.</text:span></text:span></text:p>
            </text:list-item>
            <text:list-item>
              <text:p text:style-name="P18"><text:span text:style-name="Source_20_Text"><text:span text:style-name="T304">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18"><text:span text:style-name="Source_20_Text"><text:span text:style-name="T304">We can have a default expiration time for each link (e.g., two years).</text:span></text:span></text:p>
            </text:list-item>
            <text:list-item>
              <text:p text:style-name="P18"><text:span text:style-name="Source_20_Text"><text:span text:style-name="T304">After removing an expired link, we can put the key back in the key-DB to be reused.</text:span></text:span></text:p>
            </text:list-item>
          </text:list>
        </text:list-item>
        <text:list-item>
          <text:p text:style-name="P18"><text:span text:style-name="Source_20_Text"><text:span text:style-name="T230">Data deduplication,</text:span></text:span></text:p>
        </text:list-item>
        <text:list-item>
          <text:p text:style-name="P58"><text:span text:style-name="Source_20_Text"><text:span text:style-name="T222">Security,</text:span></text:span></text:p>
        </text:list-item>
        <text:list-item>
          <text:p text:style-name="P58"><text:span text:style-name="Source_20_Text"><text:span text:style-name="T216">Optimizations on the client to improve user experience,</text:span></text:span></text:p>
          <text:list>
            <text:list-item>
              <text:p text:style-name="P59"><text:span text:style-name="Source_20_Text"><text:span text:style-name="T305">browser cache,</text:span></text:span></text:p>
              <text:p text:style-name="P59"><text:span text:style-name="Source_20_Text"><text:span text:style-name="T306">(</text:span></text:span><text:span text:style-name="Source_20_Text"><text:span text:style-name="T307">l</text:span></text:span><text:span text:style-name="Source_20_Text"><text:span text:style-name="T305">everaging the browser cache is crucial for assets that are rarely changing</text:span></text:span><text:span text:style-name="Source_20_Text"><text:span text:style-name="T306">),</text:span></text:span></text:p>
            </text:list-item>
            <text:list-item>
              <text:p text:style-name="P59"><text:span text:style-name="Source_20_Text"><text:span text:style-name="T308">try to reduce the number of http requests,</text:span></text:span></text:p>
            </text:list-item>
            <text:list-item>
              <text:p text:style-name="P59"><text:span text:style-name="Source_20_Text"><text:span text:style-name="T309">minify javascript and css,</text:span></text:span></text:p>
              <text:p text:style-name="P59"><text:span text:style-name="Source_20_Text"><text:span text:style-name="T310">(</text:span></text:span><text:span text:style-name="Source_20_Text"><text:span text:style-name="T311">m</text:span></text:span><text:span text:style-name="Source_20_Text"><text:span text:style-name="T310">inification of resources means </text:span></text:span><text:span text:style-name="Strong_20_Emphasis"><text:span text:style-name="T325">removing unnecessary characters</text:span></text:span><text:span text:style-name="Source_20_Text"><text:span text:style-name="T310"> from your HTML, JavaScript, and CSS that are not required to load, such as: </text:span></text:span><text:span text:style-name="T166">White space characters, New line characters, Comments, Block delimiters, </text:span><text:span text:style-name="T333">etc</text:span><text:span text:style-name="Source_20_Text"><text:span text:style-name="T310">)</text:span></text:span><text:span text:style-name="Source_20_Text"><text:span text:style-name="T309">,</text:span></text:span></text:p>
            </text:list-item>
            <text:list-item>
              <text:p text:style-name="P59"><text:span text:style-name="Source_20_Text"><text:span text:style-name="T312">avoid 301 redirects,</text:span></text:span></text:p>
              <text:p text:style-name="P59"><text:span text:style-name="Source_20_Text"><text:span text:style-name="T312">(Redirects are performance killers. Avoid them whenever possible.),</text:span></text:span></text:p>
            </text:list-item>
          </text:list>
        </text:list-item>
        <text:list-item>
          <text:p text:style-name="P59"><text:span text:style-name="Source_20_Text"><text:span text:style-name="T231">User Persionalization,</text:span></text:span></text:p>
        </text:list-item>
        <text:list-item>
          <text:p text:style-name="P18"><text:span text:style-name="Source_20_Text"><text:span text:style-name="T232">Advanced Issues,</text:span></text:span></text:p>
        </text:list-item>
        <text:list-item>
          <text:p text:style-name="P60"><text:span text:style-name="Source_20_Text"><text:span text:style-name="T221">Deployment,</text:span></text:span></text:p>
          <text:list>
            <text:list-item>
              <text:p text:style-name="P61"><text:span text:style-name="Source_20_Text"><text:span text:style-name="T239">docker,</text:span></text:span></text:p>
            </text:list-item>
            <text:list-item>
              <text:p text:style-name="P61"><text:soft-page-break/><text:span text:style-name="Source_20_Text"><text:span text:style-name="T238">kubernete,</text:span></text:span></text:p>
            </text:list-item>
            <text:list-item>
              <text:p text:style-name="P61"><text:span text:style-name="Source_20_Text"><text:span text:style-name="T238">autoscaling,</text:span></text:span></text:p>
            </text:list-item>
            <text:list-item>
              <text:p text:style-name="P61"><text:span text:style-name="Source_20_Text"><text:span text:style-name="T238">all internal servers will be deployed on vpn,</text:span></text:span></text:p>
            </text:list-item>
          </text:list>
        </text:list-item>
        <text:list-item>
          <text:p text:style-name="P60"><text:span text:style-name="Source_20_Text"><text:span text:style-name="T208">Analytics,</text:span></text:span></text:p>
          <text:list>
            <text:list-item>
              <text:p text:style-name="P88"><text:span text:style-name="Source_20_Text"><text:span text:style-name="T209">What type of analytics should be tracked </text:span></text:span><text:span text:style-name="Source_20_Text"><text:span text:style-name="T210">and how that analytics will be used to extract informations</text:span></text:span><text:span text:style-name="Source_20_Text"><text:span text:style-name="T209">?</text:span></text:span></text:p>
              <text:list>
                <text:list-item>
                  <text:p text:style-name="P18"><text:span text:style-name="Source_20_Text"><text:span text:style-name="T1">Some statistics worth tracking: </text:span></text:span><text:span text:style-name="Source_20_Text"><text:span text:style-name="T40">location</text:span></text:span><text:span text:style-name="Source_20_Text"><text:span text:style-name="T1"> of the visitor, </text:span></text:span><text:span text:style-name="Source_20_Text"><text:span text:style-name="T41">language, </text:span></text:span><text:span text:style-name="Source_20_Text"><text:span text:style-name="T1">date and time of access, browser or platform from where the page was accessed, </text:span></text:span><text:span text:style-name="Source_20_Text"><text:span text:style-name="T42">if the user have tagged any other web page or news in their tweet, </text:span></text:span><text:span text:style-name="Source_20_Text"><text:span text:style-name="T43">if they are discussing about any product,</text:span></text:span><text:span text:style-name="Source_20_Text"><text:span text:style-name="T42"> etc.</text:span></text:span><text:span text:style-name="Source_20_Text"><text:span text:style-name="T1">. </text:span></text:span><text:span text:style-name="Source_20_Text"><text:span text:style-name="T2">These analytics data will be used to understand the trends and the behaviour of the </text:span></text:span><text:span text:style-name="Source_20_Text"><text:span text:style-name="T3">population</text:span></text:span><text:span text:style-name="Source_20_Text"><text:span text:style-name="T2">.</text:span></text:span></text:p>
                </text:list-item>
                <text:list-item>
                  <text:p text:style-name="P102"><text:span text:style-name="Source_20_Text"><text:span text:style-name="T4">A</text:span></text:span><text:span text:style-name="Source_20_Text"><text:span text:style-name="T111">s all the social networks know about the customers, their preferences, the product they are interested in, </text:span></text:span><text:span text:style-name="Source_20_Text"><text:span text:style-name="T112">etc. this highly valuable information can be used to </text:span></text:span><text:span text:style-name="Source_20_Text"><text:span text:style-name="T326">place effective advertisement tweets in the </text:span></text:span><text:span text:style-name="Source_20_Text"><text:span text:style-name="T327">home-</text:span></text:span><text:span text:style-name="Source_20_Text"><text:span text:style-name="T326">timeline </text:span></text:span><text:span text:style-name="Source_20_Text"><text:span text:style-name="T327">of the user</text:span></text:span><text:span text:style-name="Source_20_Text"><text:span text:style-name="T326">.</text:span></text:span></text:p>
                </text:list-item>
                <text:list-item>
                  <text:p text:style-name="P102"><text:span text:style-name="Source_20_Text"><text:span text:style-name="T5">We should store both types of logs, i.e write logs as well as read logs.</text:span></text:span></text:p>
                </text:list-item>
                <text:list-item>
                  <text:p text:style-name="P103"><text:span text:style-name="Source_20_Text"><text:span text:style-name="T6">Write logs can be analysed to undertand that </text:span></text:span><text:span text:style-name="Source_20_Text"><text:span text:style-name="T7">from wh</text:span></text:span><text:span text:style-name="Source_20_Text"><text:span text:style-name="T44">ich</text:span></text:span><text:span text:style-name="Source_20_Text"><text:span text:style-name="T7"> area we are getting more hits. </text:span></text:span><text:span text:style-name="Source_20_Text"><text:span text:style-name="T8">If required, we can add our write server also for that region.</text:span></text:span></text:p>
                </text:list-item>
                <text:list-item>
                  <text:p text:style-name="P103"><text:span text:style-name="Source_20_Text"><text:span text:style-name="T5">Read logs can be analysed to understand the trends and popularity of a</text:span></text:span><text:span text:style-name="Source_20_Text"><text:span text:style-name="T45">ny product</text:span></text:span><text:span text:style-name="Source_20_Text"><text:span text:style-name="T5">, behaviour and likes and dislikes of the people, etc geographical region wise, age group wise, rural-urban wise and so on.</text:span></text:span></text:p>
                </text:list-item>
                <text:list-item>
                  <text:p text:style-name="P103"><text:span text:style-name="Source_20_Text"><text:span text:style-name="T9">We can also know about number of hits from areas and we can take decision to increase or decrease number of CDNs in that area.</text:span></text:span></text:p>
                </text:list-item>
              </text:list>
            </text:list-item>
          </text:list>
        </text:list-item>
        <text:list-item>
          <text:p text:style-name="P62"><text:span text:style-name="Source_20_Text"><text:span text:style-name="T211">Monitoring: </text:span></text:span><text:span text:style-name="Source_20_Text"><text:span text:style-name="T313">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92"><text:span text:style-name="Source_20_Text"><text:span text:style-name="T314">No. of hits per day,</text:span></text:span></text:p>
            </text:list-item>
            <text:list-item>
              <text:p text:style-name="P92"><text:span text:style-name="Source_20_Text"><text:span text:style-name="T314">No. of hits per second and what is the daily peak?</text:span></text:span></text:p>
            </text:list-item>
            <text:list-item>
              <text:p text:style-name="P92"><text:span text:style-name="Source_20_Text"><text:span text:style-name="T315">Amount of data coming in and going out per day,</text:span></text:span></text:p>
            </text:list-item>
            <text:list-item>
              <text:p text:style-name="P92"><text:span text:style-name="Source_20_Text"><text:span text:style-name="T315">Amount of data coming in and going out per second and what is the daily peak?</text:span></text:span></text:p>
            </text:list-item>
            <text:list-item>
              <text:p text:style-name="P92"><text:span text:style-name="Source_20_Text"><text:span text:style-name="T316">Average latency seen by the user,</text:span></text:span></text:p>
            </text:list-item>
          </text:list>
          <text:p text:style-name="P92"><text:span text:style-name="Source_20_Text"><text:span text:style-name="T317"/></text:span></text:p>
          <text:p text:style-name="P92"><text:span text:style-name="Source_20_Text"><text:span text:style-name="T317"><text:s text:c="8"/>By monitoring these counters, we will realize if we need more replication or load balancing or caching, etc.</text:span></text:span></text:p>
          <text:p text:style-name="P62"><text:span text:style-name="Source_20_Text"><text:span text:style-name="T318"><text:s text:c="8"/>Continue benchmarking and monitoring your system to address bottlenecks as they come up. Scaling is an iterative process.</text:span></text:span></text:p>
        </text:list-item>
        <text:list-item>
          <text:p text:style-name="P63"><text:span text:style-name="Source_20_Text"><text:span text:style-name="T212">Follow up questions:</text:span></text:span></text:p>
          <text:list>
            <text:list-item>
              <text:p text:style-name="P64"><text:span text:style-name="Source_20_Text"><text:span text:style-name="T334">ab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4-23T00:14:57.249676340</dc:date>
    <meta:editing-duration>P25DT18H11M15S</meta:editing-duration>
    <meta:editing-cycles>1866</meta:editing-cycles>
    <meta:document-statistic meta:table-count="0" meta:image-count="0" meta:object-count="0" meta:page-count="8" meta:paragraph-count="263" meta:word-count="4791" meta:character-count="27349" meta:non-whitespace-character-count="22823"/>
  </office:meta>
</office:document-meta>
</file>